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3846in"/>
    </style:style>
    <style:style style:name="co6" style:family="table-column">
      <style:table-column-properties fo:break-before="auto" style:column-width="0.9307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PageStyle_5f_DIB_5f_benchmark_5f_sulcal_5f_pits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DIB_benchmark_sulcal_pi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3" table:default-cell-style-name="Default"/>
        <table:table-row table:style-name="ro1">
          <table:table-cell office:value-type="string">
            <text:p>OASIS_ID</text:p>
          </table:table-cell>
          <table:table-cell office:value-type="string">
            <text:p>Subject</text:p>
          </table:table-cell>
          <table:table-cell office:value-type="string">
            <text:p>M/F</text:p>
          </table:table-cell>
          <table:table-cell office:value-type="string">
            <text:p>Hand</text:p>
          </table:table-cell>
          <table:table-cell office:value-type="string">
            <text:p>Age</text:p>
          </table:table-cell>
          <table:table-cell office:value-type="string">
            <text:p>Educ</text:p>
          </table:table-cell>
          <table:table-cell office:value-type="string">
            <text:p>SES</text:p>
          </table:table-cell>
          <table:table-cell office:value-type="string">
            <text:p>CDR</text:p>
          </table:table-cell>
          <table:table-cell office:value-type="string">
            <text:p>MMSE</text:p>
          </table:table-cell>
          <table:table-cell office:value-type="string">
            <text:p>eTIV</text:p>
          </table:table-cell>
          <table:table-cell office:value-type="string">
            <text:p>nWBV</text:p>
          </table:table-cell>
          <table:table-cell office:value-type="string">
            <text:p>ASF</text:p>
          </table:table-cell>
          <table:table-cell office:value-type="string">
            <text:p>Scans</text:p>
          </table:table-cell>
          <table:table-cell office:value-type="string">
            <text:p>lhWhiteSurfArea</text:p>
          </table:table-cell>
          <table:table-cell office:value-type="string">
            <text:p>rhWhiteSurfArea</text:p>
          </table:table-cell>
          <table:table-cell office:value-type="string">
            <text:p>WhiteSurfArea</text:p>
          </table:table-cell>
          <table:table-cell office:value-type="string">
            <text:p>IntraCranialVol</text:p>
          </table:table-cell>
          <table:table-cell office:value-type="string">
            <text:p>grp_test_retest</text:p>
          </table:table-cell>
          <table:table-cell table:number-columns-repeated="4"/>
          <table:table-cell table:style-name="ce1"/>
          <table:table-cell table:number-columns-repeated="1001"/>
        </table:table-row>
        <table:table-row table:style-name="ro1">
          <table:table-cell office:value-type="string">
            <text:p>OAS1_0004_MR1</text:p>
          </table:table-cell>
          <table:table-cell office:value-type="string">
            <text:p>OAS1_000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1588">
            <text:p>1588</text:p>
          </table:table-cell>
          <table:table-cell office:value-type="float" office:value="0.803">
            <text:p>0.803</text:p>
          </table:table-cell>
          <table:table-cell office:value-type="float" office:value="1.1052">
            <text:p>1.1052</text:p>
          </table:table-cell>
          <table:table-cell office:value-type="string">
            <text:p>mpr-1 mpr-2 mpr-3 mpr-4</text:p>
          </table:table-cell>
          <table:table-cell office:value-type="float" office:value="84310">
            <text:p>84310</text:p>
          </table:table-cell>
          <table:table-cell office:value-type="float" office:value="85285.3">
            <text:p>85285.3</text:p>
          </table:table-cell>
          <table:table-cell office:value-type="float" office:value="169595.3">
            <text:p>169595.3</text:p>
          </table:table-cell>
          <table:table-cell office:value-type="float" office:value="1578537.31947">
            <text:p>1578537.3194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"/>
          <table:table-cell table:number-columns-repeated="1001"/>
        </table:table-row>
        <table:table-row table:style-name="ro1">
          <table:table-cell office:value-type="string">
            <text:p>OAS1_0005_MR1</text:p>
          </table:table-cell>
          <table:table-cell office:value-type="string">
            <text:p>OAS1_000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737">
            <text:p>1737</text:p>
          </table:table-cell>
          <table:table-cell office:value-type="float" office:value="0.848">
            <text:p>0.848</text:p>
          </table:table-cell>
          <table:table-cell office:value-type="float" office:value="1.0103">
            <text:p>1.0103</text:p>
          </table:table-cell>
          <table:table-cell office:value-type="string">
            <text:p>mpr-1 mpr-2 mpr-3 mpr-4</text:p>
          </table:table-cell>
          <table:table-cell office:value-type="float" office:value="99099">
            <text:p>99099</text:p>
          </table:table-cell>
          <table:table-cell office:value-type="float" office:value="97963.5">
            <text:p>97963.5</text:p>
          </table:table-cell>
          <table:table-cell office:value-type="float" office:value="197062.5">
            <text:p>197062.5</text:p>
          </table:table-cell>
          <table:table-cell office:value-type="float" office:value="1710799.17356">
            <text:p>1710799.1735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06_MR1</text:p>
          </table:table-cell>
          <table:table-cell office:value-type="string">
            <text:p>OAS1_000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131">
            <text:p>1131</text:p>
          </table:table-cell>
          <table:table-cell office:value-type="float" office:value="0.862">
            <text:p>0.862</text:p>
          </table:table-cell>
          <table:table-cell office:value-type="float" office:value="1.5514">
            <text:p>1.5514</text:p>
          </table:table-cell>
          <table:table-cell office:value-type="string">
            <text:p>mpr-1 mpr-2 mpr-3 mpr-4</text:p>
          </table:table-cell>
          <table:table-cell office:value-type="float" office:value="67915.9">
            <text:p>67915.9</text:p>
          </table:table-cell>
          <table:table-cell office:value-type="float" office:value="68363.9">
            <text:p>68363.9</text:p>
          </table:table-cell>
          <table:table-cell office:value-type="float" office:value="136279.8">
            <text:p>136279.8</text:p>
          </table:table-cell>
          <table:table-cell office:value-type="float" office:value="1146568.18292">
            <text:p>1146568.1829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07_MR1</text:p>
          </table:table-cell>
          <table:table-cell office:value-type="string">
            <text:p>OAS1_000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16">
            <text:p>1516</text:p>
          </table:table-cell>
          <table:table-cell office:value-type="float" office:value="0.83">
            <text:p>0.83</text:p>
          </table:table-cell>
          <table:table-cell office:value-type="float" office:value="1.1573">
            <text:p>1.1573</text:p>
          </table:table-cell>
          <table:table-cell office:value-type="string">
            <text:p>mpr-1 mpr-2 mpr-3</text:p>
          </table:table-cell>
          <table:table-cell office:value-type="float" office:value="85962">
            <text:p>85962</text:p>
          </table:table-cell>
          <table:table-cell office:value-type="float" office:value="85254.6">
            <text:p>85254.6</text:p>
          </table:table-cell>
          <table:table-cell office:value-type="float" office:value="171216.6">
            <text:p>171216.6</text:p>
          </table:table-cell>
          <table:table-cell office:value-type="float" office:value="1520698.22433">
            <text:p>1520698.224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09_MR1</text:p>
          </table:table-cell>
          <table:table-cell office:value-type="string">
            <text:p>OAS1_000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505">
            <text:p>1505</text:p>
          </table:table-cell>
          <table:table-cell office:value-type="float" office:value="0.843">
            <text:p>0.843</text:p>
          </table:table-cell>
          <table:table-cell office:value-type="float" office:value="1.1663">
            <text:p>1.1663</text:p>
          </table:table-cell>
          <table:table-cell office:value-type="string">
            <text:p>mpr-1 mpr-2 mpr-3 mpr-4</text:p>
          </table:table-cell>
          <table:table-cell office:value-type="float" office:value="86315.8">
            <text:p>86315.8</text:p>
          </table:table-cell>
          <table:table-cell office:value-type="float" office:value="84925.2">
            <text:p>84925.2</text:p>
          </table:table-cell>
          <table:table-cell office:value-type="float" office:value="171241">
            <text:p>171241</text:p>
          </table:table-cell>
          <table:table-cell office:value-type="float" office:value="1504295.49627">
            <text:p>1504295.4962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12_MR1</text:p>
          </table:table-cell>
          <table:table-cell office:value-type="string">
            <text:p>OAS1_001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1574">
            <text:p>1574</text:p>
          </table:table-cell>
          <table:table-cell office:value-type="float" office:value="0.842">
            <text:p>0.842</text:p>
          </table:table-cell>
          <table:table-cell office:value-type="float" office:value="1.1151">
            <text:p>1.1151</text:p>
          </table:table-cell>
          <table:table-cell office:value-type="string">
            <text:p>mpr-1 mpr-2 mpr-3 mpr-4</text:p>
          </table:table-cell>
          <table:table-cell office:value-type="float" office:value="93228.1">
            <text:p>93228.1</text:p>
          </table:table-cell>
          <table:table-cell office:value-type="float" office:value="94821.8">
            <text:p>94821.8</text:p>
          </table:table-cell>
          <table:table-cell office:value-type="float" office:value="188049.9">
            <text:p>188049.9</text:p>
          </table:table-cell>
          <table:table-cell office:value-type="float" office:value="1565966.69597">
            <text:p>1565966.6959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17_MR1</text:p>
          </table:table-cell>
          <table:table-cell office:value-type="string">
            <text:p>OAS1_001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689">
            <text:p>1689</text:p>
          </table:table-cell>
          <table:table-cell office:value-type="float" office:value="0.845">
            <text:p>0.845</text:p>
          </table:table-cell>
          <table:table-cell office:value-type="float" office:value="1.039">
            <text:p>1.039</text:p>
          </table:table-cell>
          <table:table-cell office:value-type="string">
            <text:p>mpr-1 mpr-2 mpr-3 mpr-4</text:p>
          </table:table-cell>
          <table:table-cell office:value-type="float" office:value="96621">
            <text:p>96621</text:p>
          </table:table-cell>
          <table:table-cell office:value-type="float" office:value="96099.2">
            <text:p>96099.2</text:p>
          </table:table-cell>
          <table:table-cell office:value-type="float" office:value="192720.2">
            <text:p>192720.2</text:p>
          </table:table-cell>
          <table:table-cell office:value-type="float" office:value="1691925.35691">
            <text:p>1691925.3569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25_MR1</text:p>
          </table:table-cell>
          <table:table-cell office:value-type="string">
            <text:p>OAS1_0025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240">
            <text:p>1240</text:p>
          </table:table-cell>
          <table:table-cell office:value-type="float" office:value="0.893">
            <text:p>0.893</text:p>
          </table:table-cell>
          <table:table-cell office:value-type="float" office:value="1.4151">
            <text:p>1.4151</text:p>
          </table:table-cell>
          <table:table-cell office:value-type="string">
            <text:p>mpr-1 mpr-2 mpr-3 mpr-4</text:p>
          </table:table-cell>
          <table:table-cell office:value-type="float" office:value="74319.3">
            <text:p>74319.3</text:p>
          </table:table-cell>
          <table:table-cell office:value-type="float" office:value="74931.5">
            <text:p>74931.5</text:p>
          </table:table-cell>
          <table:table-cell office:value-type="float" office:value="149250.8">
            <text:p>149250.8</text:p>
          </table:table-cell>
          <table:table-cell office:value-type="float" office:value="1215008.80418">
            <text:p>1215008.8041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29_MR1</text:p>
          </table:table-cell>
          <table:table-cell office:value-type="string">
            <text:p>OAS1_002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653">
            <text:p>1653</text:p>
          </table:table-cell>
          <table:table-cell office:value-type="float" office:value="0.858">
            <text:p>0.858</text:p>
          </table:table-cell>
          <table:table-cell office:value-type="float" office:value="1.0618">
            <text:p>1.0618</text:p>
          </table:table-cell>
          <table:table-cell office:value-type="string">
            <text:p>mpr-1 mpr-2 mpr-3 mpr-4</text:p>
          </table:table-cell>
          <table:table-cell office:value-type="float" office:value="92961.6">
            <text:p>92961.6</text:p>
          </table:table-cell>
          <table:table-cell office:value-type="float" office:value="93926">
            <text:p>93926</text:p>
          </table:table-cell>
          <table:table-cell office:value-type="float" office:value="186887.6">
            <text:p>186887.6</text:p>
          </table:table-cell>
          <table:table-cell office:value-type="float" office:value="1638761.73902">
            <text:p>1638761.7390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37_MR1</text:p>
          </table:table-cell>
          <table:table-cell office:value-type="string">
            <text:p>OAS1_003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1313">
            <text:p>1313</text:p>
          </table:table-cell>
          <table:table-cell office:value-type="float" office:value="0.842">
            <text:p>0.842</text:p>
          </table:table-cell>
          <table:table-cell office:value-type="float" office:value="1.3364">
            <text:p>1.3364</text:p>
          </table:table-cell>
          <table:table-cell office:value-type="string">
            <text:p>mpr-1 mpr-2 mpr-3 mpr-4</text:p>
          </table:table-cell>
          <table:table-cell office:value-type="float" office:value="76673.2">
            <text:p>76673.2</text:p>
          </table:table-cell>
          <table:table-cell office:value-type="float" office:value="77533.6">
            <text:p>77533.6</text:p>
          </table:table-cell>
          <table:table-cell office:value-type="float" office:value="154206.8">
            <text:p>154206.8</text:p>
          </table:table-cell>
          <table:table-cell office:value-type="float" office:value="1327801.32747">
            <text:p>1327801.3274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38_MR1</text:p>
          </table:table-cell>
          <table:table-cell office:value-type="string">
            <text:p>OAS1_003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443">
            <text:p>1443</text:p>
          </table:table-cell>
          <table:table-cell office:value-type="float" office:value="0.839">
            <text:p>0.839</text:p>
          </table:table-cell>
          <table:table-cell office:value-type="float" office:value="1.2163">
            <text:p>1.2163</text:p>
          </table:table-cell>
          <table:table-cell office:value-type="string">
            <text:p>mpr-1 mpr-2 mpr-3</text:p>
          </table:table-cell>
          <table:table-cell office:value-type="float" office:value="81808.7">
            <text:p>81808.7</text:p>
          </table:table-cell>
          <table:table-cell office:value-type="float" office:value="81061.8">
            <text:p>81061.8</text:p>
          </table:table-cell>
          <table:table-cell office:value-type="float" office:value="162870.5">
            <text:p>162870.5</text:p>
          </table:table-cell>
          <table:table-cell office:value-type="float" office:value="1445403.18984">
            <text:p>1445403.1898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43_MR1</text:p>
          </table:table-cell>
          <table:table-cell office:value-type="string">
            <text:p>OAS1_004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11">
            <text:p>1511</text:p>
          </table:table-cell>
          <table:table-cell office:value-type="float" office:value="0.846">
            <text:p>0.846</text:p>
          </table:table-cell>
          <table:table-cell office:value-type="float" office:value="1.1618">
            <text:p>1.1618</text:p>
          </table:table-cell>
          <table:table-cell office:value-type="string">
            <text:p>mpr-1 mpr-2 mpr-3 mpr-4</text:p>
          </table:table-cell>
          <table:table-cell office:value-type="float" office:value="90979.5">
            <text:p>90979.5</text:p>
          </table:table-cell>
          <table:table-cell office:value-type="float" office:value="91453.6">
            <text:p>91453.6</text:p>
          </table:table-cell>
          <table:table-cell office:value-type="float" office:value="182433.1">
            <text:p>182433.1</text:p>
          </table:table-cell>
          <table:table-cell office:value-type="float" office:value="1519158.18814">
            <text:p>1519158.1881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45_MR1</text:p>
          </table:table-cell>
          <table:table-cell office:value-type="string">
            <text:p>OAS1_004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1590">
            <text:p>1590</text:p>
          </table:table-cell>
          <table:table-cell office:value-type="float" office:value="0.829">
            <text:p>0.829</text:p>
          </table:table-cell>
          <table:table-cell office:value-type="float" office:value="1.1037">
            <text:p>1.1037</text:p>
          </table:table-cell>
          <table:table-cell office:value-type="string">
            <text:p>mpr-1 mpr-2 mpr-3 mpr-4</text:p>
          </table:table-cell>
          <table:table-cell office:value-type="float" office:value="89256.5">
            <text:p>89256.5</text:p>
          </table:table-cell>
          <table:table-cell office:value-type="float" office:value="89716.3">
            <text:p>89716.3</text:p>
          </table:table-cell>
          <table:table-cell office:value-type="float" office:value="178972.8">
            <text:p>178972.8</text:p>
          </table:table-cell>
          <table:table-cell office:value-type="float" office:value="1601655.01891">
            <text:p>1601655.0189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49_MR1</text:p>
          </table:table-cell>
          <table:table-cell office:value-type="string">
            <text:p>OAS1_004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329">
            <text:p>1329</text:p>
          </table:table-cell>
          <table:table-cell office:value-type="float" office:value="0.887">
            <text:p>0.887</text:p>
          </table:table-cell>
          <table:table-cell office:value-type="float" office:value="1.3209">
            <text:p>1.3209</text:p>
          </table:table-cell>
          <table:table-cell office:value-type="string">
            <text:p>mpr-1 mpr-2 mpr-3 mpr-4</text:p>
          </table:table-cell>
          <table:table-cell office:value-type="float" office:value="82243.5">
            <text:p>82243.5</text:p>
          </table:table-cell>
          <table:table-cell office:value-type="float" office:value="82359">
            <text:p>82359</text:p>
          </table:table-cell>
          <table:table-cell office:value-type="float" office:value="164602.5">
            <text:p>164602.5</text:p>
          </table:table-cell>
          <table:table-cell office:value-type="float" office:value="1386684.23295">
            <text:p>1386684.232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51_MR1</text:p>
          </table:table-cell>
          <table:table-cell office:value-type="string">
            <text:p>OAS1_0051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567">
            <text:p>1567</text:p>
          </table:table-cell>
          <table:table-cell office:value-type="float" office:value="0.835">
            <text:p>0.835</text:p>
          </table:table-cell>
          <table:table-cell office:value-type="float" office:value="1.12">
            <text:p>1.12</text:p>
          </table:table-cell>
          <table:table-cell office:value-type="string">
            <text:p>mpr-1 mpr-2 mpr-3 mpr-4</text:p>
          </table:table-cell>
          <table:table-cell office:value-type="float" office:value="88962.7">
            <text:p>88962.7</text:p>
          </table:table-cell>
          <table:table-cell office:value-type="float" office:value="90277.4">
            <text:p>90277.4</text:p>
          </table:table-cell>
          <table:table-cell office:value-type="float" office:value="179240.1">
            <text:p>179240.1</text:p>
          </table:table-cell>
          <table:table-cell office:value-type="float" office:value="1569866.06548">
            <text:p>1569866.0654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54_MR1</text:p>
          </table:table-cell>
          <table:table-cell office:value-type="string">
            <text:p>OAS1_005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67">
            <text:p>1567</text:p>
          </table:table-cell>
          <table:table-cell office:value-type="float" office:value="0.848">
            <text:p>0.848</text:p>
          </table:table-cell>
          <table:table-cell office:value-type="float" office:value="1.1203">
            <text:p>1.1203</text:p>
          </table:table-cell>
          <table:table-cell office:value-type="string">
            <text:p>mpr-1 mpr-2 mpr-3 mpr-4</text:p>
          </table:table-cell>
          <table:table-cell office:value-type="float" office:value="88742.1">
            <text:p>88742.1</text:p>
          </table:table-cell>
          <table:table-cell office:value-type="float" office:value="90561.4">
            <text:p>90561.4</text:p>
          </table:table-cell>
          <table:table-cell office:value-type="float" office:value="179303.5">
            <text:p>179303.5</text:p>
          </table:table-cell>
          <table:table-cell office:value-type="float" office:value="1574116.58885">
            <text:p>1574116.5888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55_MR1</text:p>
          </table:table-cell>
          <table:table-cell office:value-type="string">
            <text:p>OAS1_0055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432">
            <text:p>1432</text:p>
          </table:table-cell>
          <table:table-cell office:value-type="float" office:value="0.831">
            <text:p>0.831</text:p>
          </table:table-cell>
          <table:table-cell office:value-type="float" office:value="1.2259">
            <text:p>1.2259</text:p>
          </table:table-cell>
          <table:table-cell office:value-type="string">
            <text:p>mpr-1 mpr-2 mpr-3 mpr-4</text:p>
          </table:table-cell>
          <table:table-cell office:value-type="float" office:value="80934">
            <text:p>80934</text:p>
          </table:table-cell>
          <table:table-cell office:value-type="float" office:value="82138.2">
            <text:p>82138.2</text:p>
          </table:table-cell>
          <table:table-cell office:value-type="float" office:value="163072.2">
            <text:p>163072.2</text:p>
          </table:table-cell>
          <table:table-cell office:value-type="float" office:value="1401038.82394">
            <text:p>1401038.8239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57_MR1</text:p>
          </table:table-cell>
          <table:table-cell office:value-type="string">
            <text:p>OAS1_005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333">
            <text:p>1333</text:p>
          </table:table-cell>
          <table:table-cell office:value-type="float" office:value="0.862">
            <text:p>0.862</text:p>
          </table:table-cell>
          <table:table-cell office:value-type="float" office:value="1.3165">
            <text:p>1.3165</text:p>
          </table:table-cell>
          <table:table-cell office:value-type="string">
            <text:p>mpr-1 mpr-2 mpr-3</text:p>
          </table:table-cell>
          <table:table-cell office:value-type="float" office:value="77454.5">
            <text:p>77454.5</text:p>
          </table:table-cell>
          <table:table-cell office:value-type="float" office:value="78434.9">
            <text:p>78434.9</text:p>
          </table:table-cell>
          <table:table-cell office:value-type="float" office:value="155889.4">
            <text:p>155889.4</text:p>
          </table:table-cell>
          <table:table-cell office:value-type="float" office:value="1346547.43194">
            <text:p>1346547.4319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59_MR1</text:p>
          </table:table-cell>
          <table:table-cell office:value-type="string">
            <text:p>OAS1_005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396">
            <text:p>1396</text:p>
          </table:table-cell>
          <table:table-cell office:value-type="float" office:value="0.827">
            <text:p>0.827</text:p>
          </table:table-cell>
          <table:table-cell office:value-type="float" office:value="1.2574">
            <text:p>1.2574</text:p>
          </table:table-cell>
          <table:table-cell office:value-type="string">
            <text:p>mpr-1 mpr-2 mpr-3 mpr-4</text:p>
          </table:table-cell>
          <table:table-cell office:value-type="float" office:value="81393.4">
            <text:p>81393.4</text:p>
          </table:table-cell>
          <table:table-cell office:value-type="float" office:value="81299.5">
            <text:p>81299.5</text:p>
          </table:table-cell>
          <table:table-cell office:value-type="float" office:value="162692.9">
            <text:p>162692.9</text:p>
          </table:table-cell>
          <table:table-cell office:value-type="float" office:value="1409215.54238">
            <text:p>1409215.5423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61_MR1</text:p>
          </table:table-cell>
          <table:table-cell office:value-type="string">
            <text:p>OAS1_0061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749">
            <text:p>1749</text:p>
          </table:table-cell>
          <table:table-cell office:value-type="float" office:value="0.84">
            <text:p>0.84</text:p>
          </table:table-cell>
          <table:table-cell office:value-type="float" office:value="1.4414">
            <text:p>1.4414</text:p>
          </table:table-cell>
          <table:table-cell office:value-type="string">
            <text:p>mpr-1 mpr-2 mpr-3 mpr-4</text:p>
          </table:table-cell>
          <table:table-cell office:value-type="float" office:value="92143.4">
            <text:p>92143.4</text:p>
          </table:table-cell>
          <table:table-cell office:value-type="float" office:value="92492.1">
            <text:p>92492.1</text:p>
          </table:table-cell>
          <table:table-cell office:value-type="float" office:value="184635.5">
            <text:p>184635.5</text:p>
          </table:table-cell>
          <table:table-cell office:value-type="float" office:value="1771550.65818">
            <text:p>1771550.6581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69_MR1</text:p>
          </table:table-cell>
          <table:table-cell office:value-type="string">
            <text:p>OAS1_006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09">
            <text:p>1709</text:p>
          </table:table-cell>
          <table:table-cell office:value-type="float" office:value="0.784">
            <text:p>0.784</text:p>
          </table:table-cell>
          <table:table-cell office:value-type="float" office:value="1.027">
            <text:p>1.027</text:p>
          </table:table-cell>
          <table:table-cell office:value-type="string">
            <text:p>mpr-1 mpr-2 mpr-3 mpr-4</text:p>
          </table:table-cell>
          <table:table-cell office:value-type="float" office:value="99229.4">
            <text:p>99229.4</text:p>
          </table:table-cell>
          <table:table-cell office:value-type="float" office:value="98887.6">
            <text:p>98887.6</text:p>
          </table:table-cell>
          <table:table-cell office:value-type="float" office:value="198117">
            <text:p>198117</text:p>
          </table:table-cell>
          <table:table-cell office:value-type="float" office:value="1740045.42082">
            <text:p>1740045.420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77_MR1</text:p>
          </table:table-cell>
          <table:table-cell office:value-type="string">
            <text:p>OAS1_007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537">
            <text:p>1537</text:p>
          </table:table-cell>
          <table:table-cell office:value-type="float" office:value="0.852">
            <text:p>0.852</text:p>
          </table:table-cell>
          <table:table-cell office:value-type="float" office:value="1.1421">
            <text:p>1.1421</text:p>
          </table:table-cell>
          <table:table-cell office:value-type="string">
            <text:p>mpr-1 mpr-2 mpr-3 mpr-4</text:p>
          </table:table-cell>
          <table:table-cell office:value-type="float" office:value="85960.5">
            <text:p>85960.5</text:p>
          </table:table-cell>
          <table:table-cell office:value-type="float" office:value="86807.8">
            <text:p>86807.8</text:p>
          </table:table-cell>
          <table:table-cell office:value-type="float" office:value="172768.3">
            <text:p>172768.3</text:p>
          </table:table-cell>
          <table:table-cell office:value-type="float" office:value="1557829.92002">
            <text:p>1557829.9200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79_MR1</text:p>
          </table:table-cell>
          <table:table-cell office:value-type="string">
            <text:p>OAS1_007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522">
            <text:p>1522</text:p>
          </table:table-cell>
          <table:table-cell office:value-type="float" office:value="0.826">
            <text:p>0.826</text:p>
          </table:table-cell>
          <table:table-cell office:value-type="float" office:value="1.1529">
            <text:p>1.1529</text:p>
          </table:table-cell>
          <table:table-cell office:value-type="string">
            <text:p>mpr-1 mpr-2 mpr-3 mpr-4</text:p>
          </table:table-cell>
          <table:table-cell office:value-type="float" office:value="82240.4">
            <text:p>82240.4</text:p>
          </table:table-cell>
          <table:table-cell office:value-type="float" office:value="82378.9">
            <text:p>82378.9</text:p>
          </table:table-cell>
          <table:table-cell office:value-type="float" office:value="164619.3">
            <text:p>164619.3</text:p>
          </table:table-cell>
          <table:table-cell office:value-type="float" office:value="1578321.745">
            <text:p>1578321.7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80_MR1</text:p>
          </table:table-cell>
          <table:table-cell office:value-type="string">
            <text:p>OAS1_008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628">
            <text:p>1628</text:p>
          </table:table-cell>
          <table:table-cell office:value-type="float" office:value="0.857">
            <text:p>0.857</text:p>
          </table:table-cell>
          <table:table-cell office:value-type="float" office:value="1.0777">
            <text:p>1.0777</text:p>
          </table:table-cell>
          <table:table-cell office:value-type="string">
            <text:p>mpr-1 mpr-2 mpr-3 mpr-4</text:p>
          </table:table-cell>
          <table:table-cell office:value-type="float" office:value="96894.7">
            <text:p>96894.7</text:p>
          </table:table-cell>
          <table:table-cell office:value-type="float" office:value="97946.2">
            <text:p>97946.2</text:p>
          </table:table-cell>
          <table:table-cell office:value-type="float" office:value="194840.9">
            <text:p>194840.9</text:p>
          </table:table-cell>
          <table:table-cell office:value-type="float" office:value="1638471.57541">
            <text:p>1638471.5754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87_MR1</text:p>
          </table:table-cell>
          <table:table-cell office:value-type="string">
            <text:p>OAS1_008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07">
            <text:p>1507</text:p>
          </table:table-cell>
          <table:table-cell office:value-type="float" office:value="0.845">
            <text:p>0.845</text:p>
          </table:table-cell>
          <table:table-cell office:value-type="float" office:value="1.1648">
            <text:p>1.1648</text:p>
          </table:table-cell>
          <table:table-cell office:value-type="string">
            <text:p>mpr-1 mpr-2 mpr-3 mpr-4</text:p>
          </table:table-cell>
          <table:table-cell office:value-type="float" office:value="86364.5">
            <text:p>86364.5</text:p>
          </table:table-cell>
          <table:table-cell office:value-type="float" office:value="86869.6">
            <text:p>86869.6</text:p>
          </table:table-cell>
          <table:table-cell office:value-type="float" office:value="173234.1">
            <text:p>173234.1</text:p>
          </table:table-cell>
          <table:table-cell office:value-type="float" office:value="1512997.45139">
            <text:p>1512997.451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090_MR1</text:p>
          </table:table-cell>
          <table:table-cell office:value-type="string">
            <text:p>OAS1_009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728">
            <text:p>1728</text:p>
          </table:table-cell>
          <table:table-cell office:value-type="float" office:value="0.862">
            <text:p>0.862</text:p>
          </table:table-cell>
          <table:table-cell office:value-type="float" office:value="1.0157">
            <text:p>1.0157</text:p>
          </table:table-cell>
          <table:table-cell office:value-type="string">
            <text:p>mpr-1 mpr-2 mpr-3 mpr-4</text:p>
          </table:table-cell>
          <table:table-cell office:value-type="float" office:value="103313">
            <text:p>103313</text:p>
          </table:table-cell>
          <table:table-cell office:value-type="float" office:value="103710">
            <text:p>103710</text:p>
          </table:table-cell>
          <table:table-cell office:value-type="float" office:value="207023">
            <text:p>207023</text:p>
          </table:table-cell>
          <table:table-cell office:value-type="float" office:value="1737659.38052">
            <text:p>1737659.3805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92_MR1</text:p>
          </table:table-cell>
          <table:table-cell office:value-type="string">
            <text:p>OAS1_009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442">
            <text:p>1442</text:p>
          </table:table-cell>
          <table:table-cell office:value-type="float" office:value="0.834">
            <text:p>0.834</text:p>
          </table:table-cell>
          <table:table-cell office:value-type="float" office:value="1.2169">
            <text:p>1.2169</text:p>
          </table:table-cell>
          <table:table-cell office:value-type="string">
            <text:p>mpr-1 mpr-2 mpr-3 mpr-4</text:p>
          </table:table-cell>
          <table:table-cell office:value-type="float" office:value="84435.9">
            <text:p>84435.9</text:p>
          </table:table-cell>
          <table:table-cell office:value-type="float" office:value="85572.2">
            <text:p>85572.2</text:p>
          </table:table-cell>
          <table:table-cell office:value-type="float" office:value="170008.1">
            <text:p>170008.1</text:p>
          </table:table-cell>
          <table:table-cell office:value-type="float" office:value="1434669.16863">
            <text:p>1434669.1686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95_MR1</text:p>
          </table:table-cell>
          <table:table-cell office:value-type="string">
            <text:p>OAS1_009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1578">
            <text:p>1578</text:p>
          </table:table-cell>
          <table:table-cell office:value-type="float" office:value="0.856">
            <text:p>0.856</text:p>
          </table:table-cell>
          <table:table-cell office:value-type="float" office:value="1.1121">
            <text:p>1.1121</text:p>
          </table:table-cell>
          <table:table-cell office:value-type="string">
            <text:p>mpr-1 mpr-2 mpr-3 mpr-4</text:p>
          </table:table-cell>
          <table:table-cell office:value-type="float" office:value="92218.3">
            <text:p>92218.3</text:p>
          </table:table-cell>
          <table:table-cell office:value-type="float" office:value="92608.5">
            <text:p>92608.5</text:p>
          </table:table-cell>
          <table:table-cell office:value-type="float" office:value="184826.8">
            <text:p>184826.8</text:p>
          </table:table-cell>
          <table:table-cell office:value-type="float" office:value="1557708.75034">
            <text:p>1557708.7503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097_MR1</text:p>
          </table:table-cell>
          <table:table-cell office:value-type="string">
            <text:p>OAS1_009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568">
            <text:p>1568</text:p>
          </table:table-cell>
          <table:table-cell office:value-type="float" office:value="0.816">
            <text:p>0.816</text:p>
          </table:table-cell>
          <table:table-cell office:value-type="float" office:value="1.1193">
            <text:p>1.1193</text:p>
          </table:table-cell>
          <table:table-cell office:value-type="string">
            <text:p>mpr-1 mpr-2 mpr-3 mpr-4</text:p>
          </table:table-cell>
          <table:table-cell office:value-type="float" office:value="86645.5">
            <text:p>86645.5</text:p>
          </table:table-cell>
          <table:table-cell office:value-type="float" office:value="87667.9">
            <text:p>87667.9</text:p>
          </table:table-cell>
          <table:table-cell office:value-type="float" office:value="174313.4">
            <text:p>174313.4</text:p>
          </table:table-cell>
          <table:table-cell office:value-type="float" office:value="1571778.97279">
            <text:p>1571778.97279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01_MR1</text:p>
          </table:table-cell>
          <table:table-cell office:value-type="string">
            <text:p>OAS1_010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1486">
            <text:p>1486</text:p>
          </table:table-cell>
          <table:table-cell office:value-type="float" office:value="0.84">
            <text:p>0.84</text:p>
          </table:table-cell>
          <table:table-cell office:value-type="float" office:value="1.1807">
            <text:p>1.1807</text:p>
          </table:table-cell>
          <table:table-cell office:value-type="string">
            <text:p>mpr-1 mpr-2 mpr-3 mpr-4</text:p>
          </table:table-cell>
          <table:table-cell office:value-type="float" office:value="85455.5">
            <text:p>85455.5</text:p>
          </table:table-cell>
          <table:table-cell office:value-type="float" office:value="86561.4">
            <text:p>86561.4</text:p>
          </table:table-cell>
          <table:table-cell office:value-type="float" office:value="172016.9">
            <text:p>172016.9</text:p>
          </table:table-cell>
          <table:table-cell office:value-type="float" office:value="1491297.09955">
            <text:p>1491297.0995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02_MR1</text:p>
          </table:table-cell>
          <table:table-cell office:value-type="string">
            <text:p>OAS1_010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542">
            <text:p>1542</text:p>
          </table:table-cell>
          <table:table-cell office:value-type="float" office:value="0.85">
            <text:p>0.85</text:p>
          </table:table-cell>
          <table:table-cell office:value-type="float" office:value="1.1382">
            <text:p>1.1382</text:p>
          </table:table-cell>
          <table:table-cell office:value-type="string">
            <text:p>mpr-1 mpr-2 mpr-3 mpr-4</text:p>
          </table:table-cell>
          <table:table-cell office:value-type="float" office:value="86453.4">
            <text:p>86453.4</text:p>
          </table:table-cell>
          <table:table-cell office:value-type="float" office:value="87670.3">
            <text:p>87670.3</text:p>
          </table:table-cell>
          <table:table-cell office:value-type="float" office:value="174123.7">
            <text:p>174123.7</text:p>
          </table:table-cell>
          <table:table-cell office:value-type="float" office:value="1538262.33406">
            <text:p>1538262.3340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04_MR1</text:p>
          </table:table-cell>
          <table:table-cell office:value-type="string">
            <text:p>OAS1_010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447">
            <text:p>1447</text:p>
          </table:table-cell>
          <table:table-cell office:value-type="float" office:value="0.841">
            <text:p>0.841</text:p>
          </table:table-cell>
          <table:table-cell office:value-type="float" office:value="1.213">
            <text:p>1.213</text:p>
          </table:table-cell>
          <table:table-cell office:value-type="string">
            <text:p>mpr-1 mpr-2 mpr-3</text:p>
          </table:table-cell>
          <table:table-cell office:value-type="float" office:value="81433.5">
            <text:p>81433.5</text:p>
          </table:table-cell>
          <table:table-cell office:value-type="float" office:value="82727.3">
            <text:p>82727.3</text:p>
          </table:table-cell>
          <table:table-cell office:value-type="float" office:value="164160.8">
            <text:p>164160.8</text:p>
          </table:table-cell>
          <table:table-cell office:value-type="float" office:value="1427023.35457">
            <text:p>1427023.354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05_MR1</text:p>
          </table:table-cell>
          <table:table-cell office:value-type="string">
            <text:p>OAS1_010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512">
            <text:p>1512</text:p>
          </table:table-cell>
          <table:table-cell office:value-type="float" office:value="0.839">
            <text:p>0.839</text:p>
          </table:table-cell>
          <table:table-cell office:value-type="float" office:value="1.1607">
            <text:p>1.1607</text:p>
          </table:table-cell>
          <table:table-cell office:value-type="string">
            <text:p>mpr-1 mpr-2 mpr-3 mpr-4</text:p>
          </table:table-cell>
          <table:table-cell office:value-type="float" office:value="83336">
            <text:p>83336</text:p>
          </table:table-cell>
          <table:table-cell office:value-type="float" office:value="83315.3">
            <text:p>83315.3</text:p>
          </table:table-cell>
          <table:table-cell office:value-type="float" office:value="166651.3">
            <text:p>166651.3</text:p>
          </table:table-cell>
          <table:table-cell office:value-type="float" office:value="1521419.97883">
            <text:p>1521419.9788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07_MR1</text:p>
          </table:table-cell>
          <table:table-cell office:value-type="string">
            <text:p>OAS1_010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733">
            <text:p>1733</text:p>
          </table:table-cell>
          <table:table-cell office:value-type="float" office:value="0.853">
            <text:p>0.853</text:p>
          </table:table-cell>
          <table:table-cell office:value-type="float" office:value="1.0128">
            <text:p>1.0128</text:p>
          </table:table-cell>
          <table:table-cell office:value-type="string">
            <text:p>mpr-1 mpr-2 mpr-3</text:p>
          </table:table-cell>
          <table:table-cell office:value-type="float" office:value="102940">
            <text:p>102940</text:p>
          </table:table-cell>
          <table:table-cell office:value-type="float" office:value="102089">
            <text:p>102089</text:p>
          </table:table-cell>
          <table:table-cell office:value-type="float" office:value="205029">
            <text:p>205029</text:p>
          </table:table-cell>
          <table:table-cell office:value-type="float" office:value="1720048.19959">
            <text:p>1720048.19959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08_MR1</text:p>
          </table:table-cell>
          <table:table-cell office:value-type="string">
            <text:p>OAS1_010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825">
            <text:p>1825</text:p>
          </table:table-cell>
          <table:table-cell office:value-type="float" office:value="0.854">
            <text:p>0.854</text:p>
          </table:table-cell>
          <table:table-cell office:value-type="float" office:value="0.9618">
            <text:p>0.9618</text:p>
          </table:table-cell>
          <table:table-cell office:value-type="string">
            <text:p>mpr-1 mpr-2 mpr-3</text:p>
          </table:table-cell>
          <table:table-cell office:value-type="float" office:value="102751">
            <text:p>102751</text:p>
          </table:table-cell>
          <table:table-cell office:value-type="float" office:value="101443">
            <text:p>101443</text:p>
          </table:table-cell>
          <table:table-cell office:value-type="float" office:value="204194">
            <text:p>204194</text:p>
          </table:table-cell>
          <table:table-cell office:value-type="float" office:value="1825639.45556">
            <text:p>1825639.4555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11_MR1</text:p>
          </table:table-cell>
          <table:table-cell office:value-type="string">
            <text:p>OAS1_011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711">
            <text:p>1711</text:p>
          </table:table-cell>
          <table:table-cell office:value-type="float" office:value="0.855">
            <text:p>0.855</text:p>
          </table:table-cell>
          <table:table-cell office:value-type="float" office:value="1.0255">
            <text:p>1.0255</text:p>
          </table:table-cell>
          <table:table-cell office:value-type="string">
            <text:p>mpr-1 mpr-2 mpr-3 mpr-4</text:p>
          </table:table-cell>
          <table:table-cell office:value-type="float" office:value="94263.2">
            <text:p>94263.2</text:p>
          </table:table-cell>
          <table:table-cell office:value-type="float" office:value="94130.1">
            <text:p>94130.1</text:p>
          </table:table-cell>
          <table:table-cell office:value-type="float" office:value="188393.3">
            <text:p>188393.3</text:p>
          </table:table-cell>
          <table:table-cell office:value-type="float" office:value="1729276.4439">
            <text:p>1729276.44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17_MR1</text:p>
          </table:table-cell>
          <table:table-cell office:value-type="string">
            <text:p>OAS1_011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759">
            <text:p>1759</text:p>
          </table:table-cell>
          <table:table-cell office:value-type="float" office:value="0.783">
            <text:p>0.783</text:p>
          </table:table-cell>
          <table:table-cell office:value-type="float" office:value="0.998">
            <text:p>0.998</text:p>
          </table:table-cell>
          <table:table-cell office:value-type="string">
            <text:p>mpr-1 mpr-2 mpr-3 mpr-4</text:p>
          </table:table-cell>
          <table:table-cell office:value-type="float" office:value="96113.3">
            <text:p>96113.3</text:p>
          </table:table-cell>
          <table:table-cell office:value-type="float" office:value="96686.6">
            <text:p>96686.6</text:p>
          </table:table-cell>
          <table:table-cell office:value-type="float" office:value="192799.9">
            <text:p>192799.9</text:p>
          </table:table-cell>
          <table:table-cell office:value-type="float" office:value="1770175.71844">
            <text:p>1770175.7184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19_MR1</text:p>
          </table:table-cell>
          <table:table-cell office:value-type="string">
            <text:p>OAS1_011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502">
            <text:p>1502</text:p>
          </table:table-cell>
          <table:table-cell office:value-type="float" office:value="0.838">
            <text:p>0.838</text:p>
          </table:table-cell>
          <table:table-cell office:value-type="float" office:value="1.1685">
            <text:p>1.1685</text:p>
          </table:table-cell>
          <table:table-cell office:value-type="string">
            <text:p>mpr-1 mpr-2 mpr-3</text:p>
          </table:table-cell>
          <table:table-cell office:value-type="float" office:value="85220">
            <text:p>85220</text:p>
          </table:table-cell>
          <table:table-cell office:value-type="float" office:value="87093.5">
            <text:p>87093.5</text:p>
          </table:table-cell>
          <table:table-cell office:value-type="float" office:value="172313.5">
            <text:p>172313.5</text:p>
          </table:table-cell>
          <table:table-cell office:value-type="float" office:value="1493759.75952">
            <text:p>1493759.7595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21_MR1</text:p>
          </table:table-cell>
          <table:table-cell office:value-type="string">
            <text:p>OAS1_012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1684">
            <text:p>1684</text:p>
          </table:table-cell>
          <table:table-cell office:value-type="float" office:value="0.82">
            <text:p>0.82</text:p>
          </table:table-cell>
          <table:table-cell office:value-type="float" office:value="1.0422">
            <text:p>1.0422</text:p>
          </table:table-cell>
          <table:table-cell office:value-type="string">
            <text:p>mpr-1 mpr-2 mpr-3 mpr-4</text:p>
          </table:table-cell>
          <table:table-cell office:value-type="float" office:value="93404.7">
            <text:p>93404.7</text:p>
          </table:table-cell>
          <table:table-cell office:value-type="float" office:value="94893">
            <text:p>94893</text:p>
          </table:table-cell>
          <table:table-cell office:value-type="float" office:value="188297.7">
            <text:p>188297.7</text:p>
          </table:table-cell>
          <table:table-cell office:value-type="float" office:value="1650414.32067">
            <text:p>1650414.3206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25_MR1</text:p>
          </table:table-cell>
          <table:table-cell office:value-type="string">
            <text:p>OAS1_0125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537">
            <text:p>1537</text:p>
          </table:table-cell>
          <table:table-cell office:value-type="float" office:value="0.832">
            <text:p>0.832</text:p>
          </table:table-cell>
          <table:table-cell office:value-type="float" office:value="1.1418">
            <text:p>1.1418</text:p>
          </table:table-cell>
          <table:table-cell office:value-type="string">
            <text:p>mpr-1 mpr-2 mpr-3 mpr-4</text:p>
          </table:table-cell>
          <table:table-cell office:value-type="float" office:value="91947.8">
            <text:p>91947.8</text:p>
          </table:table-cell>
          <table:table-cell office:value-type="float" office:value="91880.4">
            <text:p>91880.4</text:p>
          </table:table-cell>
          <table:table-cell office:value-type="float" office:value="183828.2">
            <text:p>183828.2</text:p>
          </table:table-cell>
          <table:table-cell office:value-type="float" office:value="1537217.4681">
            <text:p>1537217.468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26_MR1</text:p>
          </table:table-cell>
          <table:table-cell office:value-type="string">
            <text:p>OAS1_012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82">
            <text:p>1582</text:p>
          </table:table-cell>
          <table:table-cell office:value-type="float" office:value="0.885">
            <text:p>0.885</text:p>
          </table:table-cell>
          <table:table-cell office:value-type="float" office:value="1.1095">
            <text:p>1.1095</text:p>
          </table:table-cell>
          <table:table-cell office:value-type="string">
            <text:p>mpr-1 mpr-2 mpr-3</text:p>
          </table:table-cell>
          <table:table-cell office:value-type="float" office:value="90488.8">
            <text:p>90488.8</text:p>
          </table:table-cell>
          <table:table-cell office:value-type="float" office:value="91129.4">
            <text:p>91129.4</text:p>
          </table:table-cell>
          <table:table-cell office:value-type="float" office:value="181618.2">
            <text:p>181618.2</text:p>
          </table:table-cell>
          <table:table-cell office:value-type="float" office:value="1558045.72595">
            <text:p>1558045.7259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27_MR1</text:p>
          </table:table-cell>
          <table:table-cell office:value-type="string">
            <text:p>OAS1_012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1538">
            <text:p>1538</text:p>
          </table:table-cell>
          <table:table-cell office:value-type="float" office:value="0.862">
            <text:p>0.862</text:p>
          </table:table-cell>
          <table:table-cell office:value-type="float" office:value="1.141">
            <text:p>1.141</text:p>
          </table:table-cell>
          <table:table-cell office:value-type="string">
            <text:p>mpr-1 mpr-2 mpr-3</text:p>
          </table:table-cell>
          <table:table-cell office:value-type="float" office:value="88488">
            <text:p>88488</text:p>
          </table:table-cell>
          <table:table-cell office:value-type="float" office:value="88613.9">
            <text:p>88613.9</text:p>
          </table:table-cell>
          <table:table-cell office:value-type="float" office:value="177101.9">
            <text:p>177101.9</text:p>
          </table:table-cell>
          <table:table-cell office:value-type="float" office:value="1517679.33622">
            <text:p>1517679.3362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31_MR1</text:p>
          </table:table-cell>
          <table:table-cell office:value-type="string">
            <text:p>OAS1_013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637">
            <text:p>1637</text:p>
          </table:table-cell>
          <table:table-cell office:value-type="float" office:value="0.824">
            <text:p>0.824</text:p>
          </table:table-cell>
          <table:table-cell office:value-type="float" office:value="1.0724">
            <text:p>1.0724</text:p>
          </table:table-cell>
          <table:table-cell office:value-type="string">
            <text:p>mpr-1 mpr-2 mpr-3 mpr-4</text:p>
          </table:table-cell>
          <table:table-cell office:value-type="float" office:value="94070.8">
            <text:p>94070.8</text:p>
          </table:table-cell>
          <table:table-cell office:value-type="float" office:value="93709">
            <text:p>93709</text:p>
          </table:table-cell>
          <table:table-cell office:value-type="float" office:value="187779.8">
            <text:p>187779.8</text:p>
          </table:table-cell>
          <table:table-cell office:value-type="float" office:value="1616038.57399">
            <text:p>1616038.5739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32_MR1</text:p>
          </table:table-cell>
          <table:table-cell office:value-type="string">
            <text:p>OAS1_013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596">
            <text:p>1596</text:p>
          </table:table-cell>
          <table:table-cell office:value-type="float" office:value="0.85">
            <text:p>0.85</text:p>
          </table:table-cell>
          <table:table-cell office:value-type="float" office:value="1.0993">
            <text:p>1.0993</text:p>
          </table:table-cell>
          <table:table-cell office:value-type="string">
            <text:p>mpr-1 mpr-2 mpr-3 mpr-4</text:p>
          </table:table-cell>
          <table:table-cell office:value-type="float" office:value="86814.7">
            <text:p>86814.7</text:p>
          </table:table-cell>
          <table:table-cell office:value-type="float" office:value="87214.5">
            <text:p>87214.5</text:p>
          </table:table-cell>
          <table:table-cell office:value-type="float" office:value="174029.2">
            <text:p>174029.2</text:p>
          </table:table-cell>
          <table:table-cell office:value-type="float" office:value="1578703.53801">
            <text:p>1578703.5380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36_MR1</text:p>
          </table:table-cell>
          <table:table-cell office:value-type="string">
            <text:p>OAS1_013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178">
            <text:p>1178</text:p>
          </table:table-cell>
          <table:table-cell office:value-type="float" office:value="0.873">
            <text:p>0.873</text:p>
          </table:table-cell>
          <table:table-cell office:value-type="float" office:value="1.4894">
            <text:p>1.4894</text:p>
          </table:table-cell>
          <table:table-cell office:value-type="string">
            <text:p>mpr-1 mpr-2 mpr-3 mpr-4</text:p>
          </table:table-cell>
          <table:table-cell office:value-type="float" office:value="69299.8">
            <text:p>69299.8</text:p>
          </table:table-cell>
          <table:table-cell office:value-type="float" office:value="69111.8">
            <text:p>69111.8</text:p>
          </table:table-cell>
          <table:table-cell office:value-type="float" office:value="138411.6">
            <text:p>138411.6</text:p>
          </table:table-cell>
          <table:table-cell office:value-type="float" office:value="1269541.60703">
            <text:p>1269541.6070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40_MR1</text:p>
          </table:table-cell>
          <table:table-cell office:value-type="string">
            <text:p>OAS1_014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375">
            <text:p>1375</text:p>
          </table:table-cell>
          <table:table-cell office:value-type="float" office:value="0.872">
            <text:p>0.872</text:p>
          </table:table-cell>
          <table:table-cell office:value-type="float" office:value="1.2766">
            <text:p>1.2766</text:p>
          </table:table-cell>
          <table:table-cell office:value-type="string">
            <text:p>mpr-1 mpr-2 mpr-3</text:p>
          </table:table-cell>
          <table:table-cell office:value-type="float" office:value="82953">
            <text:p>82953</text:p>
          </table:table-cell>
          <table:table-cell office:value-type="float" office:value="82521.5">
            <text:p>82521.5</text:p>
          </table:table-cell>
          <table:table-cell office:value-type="float" office:value="165474.5">
            <text:p>165474.5</text:p>
          </table:table-cell>
          <table:table-cell office:value-type="float" office:value="1392695.04427">
            <text:p>1392695.0442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41_MR1</text:p>
          </table:table-cell>
          <table:table-cell office:value-type="string">
            <text:p>OAS1_014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523">
            <text:p>1523</text:p>
          </table:table-cell>
          <table:table-cell office:value-type="float" office:value="0.846">
            <text:p>0.846</text:p>
          </table:table-cell>
          <table:table-cell office:value-type="float" office:value="1.1521">
            <text:p>1.1521</text:p>
          </table:table-cell>
          <table:table-cell office:value-type="string">
            <text:p>mpr-1 mpr-2 mpr-3</text:p>
          </table:table-cell>
          <table:table-cell office:value-type="float" office:value="87902.6">
            <text:p>87902.6</text:p>
          </table:table-cell>
          <table:table-cell office:value-type="float" office:value="88327.5">
            <text:p>88327.5</text:p>
          </table:table-cell>
          <table:table-cell office:value-type="float" office:value="176230.1">
            <text:p>176230.1</text:p>
          </table:table-cell>
          <table:table-cell office:value-type="float" office:value="1532203.38889">
            <text:p>1532203.38889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44_MR1</text:p>
          </table:table-cell>
          <table:table-cell office:value-type="string">
            <text:p>OAS1_014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799">
            <text:p>1799</text:p>
          </table:table-cell>
          <table:table-cell office:value-type="float" office:value="0.865">
            <text:p>0.865</text:p>
          </table:table-cell>
          <table:table-cell office:value-type="float" office:value="0.9755">
            <text:p>0.9755</text:p>
          </table:table-cell>
          <table:table-cell office:value-type="string">
            <text:p>mpr-1 mpr-2 mpr-3 mpr-4</text:p>
          </table:table-cell>
          <table:table-cell office:value-type="float" office:value="105867">
            <text:p>105867</text:p>
          </table:table-cell>
          <table:table-cell office:value-type="float" office:value="107283">
            <text:p>107283</text:p>
          </table:table-cell>
          <table:table-cell office:value-type="float" office:value="213150">
            <text:p>213150</text:p>
          </table:table-cell>
          <table:table-cell office:value-type="float" office:value="1862250.44456">
            <text:p>1862250.4445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45_MR1</text:p>
          </table:table-cell>
          <table:table-cell office:value-type="string">
            <text:p>OAS1_014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float" office:value="1653">
            <text:p>1653</text:p>
          </table:table-cell>
          <table:table-cell office:value-type="float" office:value="0.831">
            <text:p>0.831</text:p>
          </table:table-cell>
          <table:table-cell office:value-type="float" office:value="1.0619">
            <text:p>1.0619</text:p>
          </table:table-cell>
          <table:table-cell office:value-type="string">
            <text:p>mpr-1 mpr-2 mpr-3 mpr-4</text:p>
          </table:table-cell>
          <table:table-cell office:value-type="float" office:value="89683.3">
            <text:p>89683.3</text:p>
          </table:table-cell>
          <table:table-cell office:value-type="float" office:value="89813.4">
            <text:p>89813.4</text:p>
          </table:table-cell>
          <table:table-cell office:value-type="float" office:value="179496.7">
            <text:p>179496.7</text:p>
          </table:table-cell>
          <table:table-cell office:value-type="float" office:value="1654414.47832">
            <text:p>1654414.4783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47_MR1</text:p>
          </table:table-cell>
          <table:table-cell office:value-type="string">
            <text:p>OAS1_014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663">
            <text:p>1663</text:p>
          </table:table-cell>
          <table:table-cell office:value-type="float" office:value="0.845">
            <text:p>0.845</text:p>
          </table:table-cell>
          <table:table-cell office:value-type="float" office:value="1.0552">
            <text:p>1.0552</text:p>
          </table:table-cell>
          <table:table-cell office:value-type="string">
            <text:p>mpr-1 mpr-2 mpr-3 mpr-4</text:p>
          </table:table-cell>
          <table:table-cell office:value-type="float" office:value="94357.7">
            <text:p>94357.7</text:p>
          </table:table-cell>
          <table:table-cell office:value-type="float" office:value="94988">
            <text:p>94988</text:p>
          </table:table-cell>
          <table:table-cell office:value-type="float" office:value="189345.7">
            <text:p>189345.7</text:p>
          </table:table-cell>
          <table:table-cell office:value-type="float" office:value="1626196.51392">
            <text:p>1626196.5139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48_MR1</text:p>
          </table:table-cell>
          <table:table-cell office:value-type="string">
            <text:p>OAS1_014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497">
            <text:p>1497</text:p>
          </table:table-cell>
          <table:table-cell office:value-type="float" office:value="0.811">
            <text:p>0.811</text:p>
          </table:table-cell>
          <table:table-cell office:value-type="float" office:value="1.1722">
            <text:p>1.1722</text:p>
          </table:table-cell>
          <table:table-cell office:value-type="string">
            <text:p>mpr-1 mpr-2 mpr-3</text:p>
          </table:table-cell>
          <table:table-cell office:value-type="float" office:value="84339">
            <text:p>84339</text:p>
          </table:table-cell>
          <table:table-cell office:value-type="float" office:value="84620.3">
            <text:p>84620.3</text:p>
          </table:table-cell>
          <table:table-cell office:value-type="float" office:value="168959.3">
            <text:p>168959.3</text:p>
          </table:table-cell>
          <table:table-cell office:value-type="float" office:value="1504576.09407">
            <text:p>1504576.0940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50_MR1</text:p>
          </table:table-cell>
          <table:table-cell office:value-type="string">
            <text:p>OAS1_015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510">
            <text:p>1510</text:p>
          </table:table-cell>
          <table:table-cell office:value-type="float" office:value="0.875">
            <text:p>0.875</text:p>
          </table:table-cell>
          <table:table-cell office:value-type="float" office:value="1.162">
            <text:p>1.162</text:p>
          </table:table-cell>
          <table:table-cell office:value-type="string">
            <text:p>mpr-1 mpr-2 mpr-3 mpr-4</text:p>
          </table:table-cell>
          <table:table-cell office:value-type="float" office:value="87190.8">
            <text:p>87190.8</text:p>
          </table:table-cell>
          <table:table-cell office:value-type="float" office:value="88258.1">
            <text:p>88258.1</text:p>
          </table:table-cell>
          <table:table-cell office:value-type="float" office:value="175448.9">
            <text:p>175448.9</text:p>
          </table:table-cell>
          <table:table-cell office:value-type="float" office:value="1508904.09281">
            <text:p>1508904.0928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51_MR1</text:p>
          </table:table-cell>
          <table:table-cell office:value-type="string">
            <text:p>OAS1_0151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439">
            <text:p>1439</text:p>
          </table:table-cell>
          <table:table-cell office:value-type="float" office:value="0.856">
            <text:p>0.856</text:p>
          </table:table-cell>
          <table:table-cell office:value-type="float" office:value="1.2196">
            <text:p>1.2196</text:p>
          </table:table-cell>
          <table:table-cell office:value-type="string">
            <text:p>mpr-1 mpr-2 mpr-3 mpr-4</text:p>
          </table:table-cell>
          <table:table-cell office:value-type="float" office:value="81634.5">
            <text:p>81634.5</text:p>
          </table:table-cell>
          <table:table-cell office:value-type="float" office:value="81512.1">
            <text:p>81512.1</text:p>
          </table:table-cell>
          <table:table-cell office:value-type="float" office:value="163146.6">
            <text:p>163146.6</text:p>
          </table:table-cell>
          <table:table-cell office:value-type="float" office:value="1464424.18712">
            <text:p>1464424.1871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52_MR1</text:p>
          </table:table-cell>
          <table:table-cell office:value-type="string">
            <text:p>OAS1_0152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471">
            <text:p>1471</text:p>
          </table:table-cell>
          <table:table-cell office:value-type="float" office:value="0.83">
            <text:p>0.83</text:p>
          </table:table-cell>
          <table:table-cell office:value-type="float" office:value="1.1929">
            <text:p>1.1929</text:p>
          </table:table-cell>
          <table:table-cell office:value-type="string">
            <text:p>mpr-1 mpr-2 mpr-3 mpr-4</text:p>
          </table:table-cell>
          <table:table-cell office:value-type="float" office:value="86828.5">
            <text:p>86828.5</text:p>
          </table:table-cell>
          <table:table-cell office:value-type="float" office:value="87428.3">
            <text:p>87428.3</text:p>
          </table:table-cell>
          <table:table-cell office:value-type="float" office:value="174256.8">
            <text:p>174256.8</text:p>
          </table:table-cell>
          <table:table-cell office:value-type="float" office:value="1493787.88723">
            <text:p>1493787.8872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53_MR1</text:p>
          </table:table-cell>
          <table:table-cell office:value-type="string">
            <text:p>OAS1_015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662">
            <text:p>1662</text:p>
          </table:table-cell>
          <table:table-cell office:value-type="float" office:value="0.85">
            <text:p>0.85</text:p>
          </table:table-cell>
          <table:table-cell office:value-type="float" office:value="1.0558">
            <text:p>1.0558</text:p>
          </table:table-cell>
          <table:table-cell office:value-type="string">
            <text:p>mpr-1 mpr-2 mpr-3 mpr-4</text:p>
          </table:table-cell>
          <table:table-cell office:value-type="float" office:value="96848.9">
            <text:p>96848.9</text:p>
          </table:table-cell>
          <table:table-cell office:value-type="float" office:value="95977.1">
            <text:p>95977.1</text:p>
          </table:table-cell>
          <table:table-cell office:value-type="float" office:value="192826">
            <text:p>192826</text:p>
          </table:table-cell>
          <table:table-cell office:value-type="float" office:value="1694067.76878">
            <text:p>1694067.7687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56_MR1</text:p>
          </table:table-cell>
          <table:table-cell office:value-type="string">
            <text:p>OAS1_015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591">
            <text:p>1591</text:p>
          </table:table-cell>
          <table:table-cell office:value-type="float" office:value="0.834">
            <text:p>0.834</text:p>
          </table:table-cell>
          <table:table-cell office:value-type="float" office:value="1.1032">
            <text:p>1.1032</text:p>
          </table:table-cell>
          <table:table-cell office:value-type="string">
            <text:p>mpr-1 mpr-2 mpr-3 mpr-4</text:p>
          </table:table-cell>
          <table:table-cell office:value-type="float" office:value="84971.1">
            <text:p>84971.1</text:p>
          </table:table-cell>
          <table:table-cell office:value-type="float" office:value="85326.1">
            <text:p>85326.1</text:p>
          </table:table-cell>
          <table:table-cell office:value-type="float" office:value="170297.2">
            <text:p>170297.2</text:p>
          </table:table-cell>
          <table:table-cell office:value-type="float" office:value="1602031.69482">
            <text:p>1602031.694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62_MR1</text:p>
          </table:table-cell>
          <table:table-cell office:value-type="string">
            <text:p>OAS1_0162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219">
            <text:p>1219</text:p>
          </table:table-cell>
          <table:table-cell office:value-type="float" office:value="0.872">
            <text:p>0.872</text:p>
          </table:table-cell>
          <table:table-cell office:value-type="float" office:value="1.4402">
            <text:p>1.4402</text:p>
          </table:table-cell>
          <table:table-cell office:value-type="string">
            <text:p>mpr-1 mpr-2 mpr-3 mpr-4</text:p>
          </table:table-cell>
          <table:table-cell office:value-type="float" office:value="72441.1">
            <text:p>72441.1</text:p>
          </table:table-cell>
          <table:table-cell office:value-type="float" office:value="71479.4">
            <text:p>71479.4</text:p>
          </table:table-cell>
          <table:table-cell office:value-type="float" office:value="143920.5">
            <text:p>143920.5</text:p>
          </table:table-cell>
          <table:table-cell office:value-type="float" office:value="1288961.92849">
            <text:p>1288961.9284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74_MR1</text:p>
          </table:table-cell>
          <table:table-cell office:value-type="string">
            <text:p>OAS1_0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415">
            <text:p>1415</text:p>
          </table:table-cell>
          <table:table-cell office:value-type="float" office:value="0.865">
            <text:p>0.865</text:p>
          </table:table-cell>
          <table:table-cell office:value-type="float" office:value="1.2406">
            <text:p>1.2406</text:p>
          </table:table-cell>
          <table:table-cell office:value-type="string">
            <text:p>mpr-1 mpr-2 mpr-3 mpr-4</text:p>
          </table:table-cell>
          <table:table-cell office:value-type="float" office:value="85248.7">
            <text:p>85248.7</text:p>
          </table:table-cell>
          <table:table-cell office:value-type="float" office:value="85158.6">
            <text:p>85158.6</text:p>
          </table:table-cell>
          <table:table-cell office:value-type="float" office:value="170407.3">
            <text:p>170407.3</text:p>
          </table:table-cell>
          <table:table-cell office:value-type="float" office:value="1391881.90789">
            <text:p>1391881.9078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89_MR1</text:p>
          </table:table-cell>
          <table:table-cell office:value-type="string">
            <text:p>OAS1_018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628">
            <text:p>1628</text:p>
          </table:table-cell>
          <table:table-cell office:value-type="float" office:value="0.853">
            <text:p>0.853</text:p>
          </table:table-cell>
          <table:table-cell office:value-type="float" office:value="1.0779">
            <text:p>1.0779</text:p>
          </table:table-cell>
          <table:table-cell office:value-type="string">
            <text:p>mpr-1 mpr-2 mpr-3 mpr-4</text:p>
          </table:table-cell>
          <table:table-cell office:value-type="float" office:value="94146.1">
            <text:p>94146.1</text:p>
          </table:table-cell>
          <table:table-cell office:value-type="float" office:value="93555.2">
            <text:p>93555.2</text:p>
          </table:table-cell>
          <table:table-cell office:value-type="float" office:value="187701.3">
            <text:p>187701.3</text:p>
          </table:table-cell>
          <table:table-cell office:value-type="float" office:value="1594127.73357">
            <text:p>1594127.7335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91_MR1</text:p>
          </table:table-cell>
          <table:table-cell office:value-type="string">
            <text:p>OAS1_0191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421">
            <text:p>1421</text:p>
          </table:table-cell>
          <table:table-cell office:value-type="float" office:value="0.835">
            <text:p>0.835</text:p>
          </table:table-cell>
          <table:table-cell office:value-type="float" office:value="1.2348">
            <text:p>1.2348</text:p>
          </table:table-cell>
          <table:table-cell office:value-type="string">
            <text:p>mpr-1 mpr-2 mpr-3 mpr-4</text:p>
          </table:table-cell>
          <table:table-cell office:value-type="float" office:value="79836.9">
            <text:p>79836.9</text:p>
          </table:table-cell>
          <table:table-cell office:value-type="float" office:value="80569.2">
            <text:p>80569.2</text:p>
          </table:table-cell>
          <table:table-cell office:value-type="float" office:value="160406.1">
            <text:p>160406.1</text:p>
          </table:table-cell>
          <table:table-cell office:value-type="float" office:value="1420746.59271">
            <text:p>1420746.592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192_MR1</text:p>
          </table:table-cell>
          <table:table-cell office:value-type="string">
            <text:p>OAS1_0192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1294">
            <text:p>1294</text:p>
          </table:table-cell>
          <table:table-cell office:value-type="float" office:value="0.839">
            <text:p>0.839</text:p>
          </table:table-cell>
          <table:table-cell office:value-type="float" office:value="1.3566">
            <text:p>1.3566</text:p>
          </table:table-cell>
          <table:table-cell office:value-type="string">
            <text:p>mpr-1 mpr-2 mpr-3</text:p>
          </table:table-cell>
          <table:table-cell office:value-type="float" office:value="73792.8">
            <text:p>73792.8</text:p>
          </table:table-cell>
          <table:table-cell office:value-type="float" office:value="74198.6">
            <text:p>74198.6</text:p>
          </table:table-cell>
          <table:table-cell office:value-type="float" office:value="147991.4">
            <text:p>147991.4</text:p>
          </table:table-cell>
          <table:table-cell office:value-type="float" office:value="1300334.05924">
            <text:p>1300334.0592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193_MR1</text:p>
          </table:table-cell>
          <table:table-cell office:value-type="string">
            <text:p>OAS1_019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546">
            <text:p>1546</text:p>
          </table:table-cell>
          <table:table-cell office:value-type="float" office:value="0.831">
            <text:p>0.831</text:p>
          </table:table-cell>
          <table:table-cell office:value-type="float" office:value="1.1349">
            <text:p>1.1349</text:p>
          </table:table-cell>
          <table:table-cell office:value-type="string">
            <text:p>mpr-1 mpr-2 mpr-3 mpr-4</text:p>
          </table:table-cell>
          <table:table-cell office:value-type="float" office:value="82463.1">
            <text:p>82463.1</text:p>
          </table:table-cell>
          <table:table-cell office:value-type="float" office:value="82761">
            <text:p>82761</text:p>
          </table:table-cell>
          <table:table-cell office:value-type="float" office:value="165224.1">
            <text:p>165224.1</text:p>
          </table:table-cell>
          <table:table-cell office:value-type="float" office:value="1584496.15542">
            <text:p>1584496.1554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02_MR1</text:p>
          </table:table-cell>
          <table:table-cell office:value-type="string">
            <text:p>OAS1_0202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574">
            <text:p>1574</text:p>
          </table:table-cell>
          <table:table-cell office:value-type="float" office:value="0.865">
            <text:p>0.865</text:p>
          </table:table-cell>
          <table:table-cell office:value-type="float" office:value="1.1151">
            <text:p>1.1151</text:p>
          </table:table-cell>
          <table:table-cell office:value-type="string">
            <text:p>mpr-1 mpr-2 mpr-3 mpr-4</text:p>
          </table:table-cell>
          <table:table-cell office:value-type="float" office:value="92384.9">
            <text:p>92384.9</text:p>
          </table:table-cell>
          <table:table-cell office:value-type="float" office:value="92890.9">
            <text:p>92890.9</text:p>
          </table:table-cell>
          <table:table-cell office:value-type="float" office:value="185275.8">
            <text:p>185275.8</text:p>
          </table:table-cell>
          <table:table-cell office:value-type="float" office:value="1590911.08964">
            <text:p>1590911.0896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09_MR1</text:p>
          </table:table-cell>
          <table:table-cell office:value-type="string">
            <text:p>OAS1_020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328">
            <text:p>1328</text:p>
          </table:table-cell>
          <table:table-cell office:value-type="float" office:value="0.842">
            <text:p>0.842</text:p>
          </table:table-cell>
          <table:table-cell office:value-type="float" office:value="1.3214">
            <text:p>1.3214</text:p>
          </table:table-cell>
          <table:table-cell office:value-type="string">
            <text:p>mpr-1 mpr-2 mpr-3 mpr-4</text:p>
          </table:table-cell>
          <table:table-cell office:value-type="float" office:value="78179.4">
            <text:p>78179.4</text:p>
          </table:table-cell>
          <table:table-cell office:value-type="float" office:value="79462.3">
            <text:p>79462.3</text:p>
          </table:table-cell>
          <table:table-cell office:value-type="float" office:value="157641.7">
            <text:p>157641.7</text:p>
          </table:table-cell>
          <table:table-cell office:value-type="float" office:value="1320483.85964">
            <text:p>1320483.859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11_MR1</text:p>
          </table:table-cell>
          <table:table-cell office:value-type="string">
            <text:p>OAS1_021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657">
            <text:p>1657</text:p>
          </table:table-cell>
          <table:table-cell office:value-type="float" office:value="0.849">
            <text:p>0.849</text:p>
          </table:table-cell>
          <table:table-cell office:value-type="float" office:value="1.059">
            <text:p>1.059</text:p>
          </table:table-cell>
          <table:table-cell office:value-type="string">
            <text:p>mpr-1 mpr-2 mpr-3 mpr-4</text:p>
          </table:table-cell>
          <table:table-cell office:value-type="float" office:value="98431.4">
            <text:p>98431.4</text:p>
          </table:table-cell>
          <table:table-cell office:value-type="float" office:value="98880.8">
            <text:p>98880.8</text:p>
          </table:table-cell>
          <table:table-cell office:value-type="float" office:value="197312.2">
            <text:p>197312.2</text:p>
          </table:table-cell>
          <table:table-cell office:value-type="float" office:value="1653459.17082">
            <text:p>1653459.170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14_MR1</text:p>
          </table:table-cell>
          <table:table-cell office:value-type="string">
            <text:p>OAS1_021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1854">
            <text:p>1854</text:p>
          </table:table-cell>
          <table:table-cell office:value-type="float" office:value="0.87">
            <text:p>0.87</text:p>
          </table:table-cell>
          <table:table-cell office:value-type="float" office:value="0.9468">
            <text:p>0.9468</text:p>
          </table:table-cell>
          <table:table-cell office:value-type="string">
            <text:p>mpr-1 mpr-2 mpr-3</text:p>
          </table:table-cell>
          <table:table-cell office:value-type="float" office:value="104299">
            <text:p>104299</text:p>
          </table:table-cell>
          <table:table-cell office:value-type="float" office:value="103576">
            <text:p>103576</text:p>
          </table:table-cell>
          <table:table-cell office:value-type="float" office:value="207875">
            <text:p>207875</text:p>
          </table:table-cell>
          <table:table-cell office:value-type="float" office:value="1846823.19178">
            <text:p>1846823.1917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18_MR1</text:p>
          </table:table-cell>
          <table:table-cell office:value-type="string">
            <text:p>OAS1_021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1291">
            <text:p>1291</text:p>
          </table:table-cell>
          <table:table-cell office:value-type="float" office:value="0.843">
            <text:p>0.843</text:p>
          </table:table-cell>
          <table:table-cell office:value-type="float" office:value="1.3597">
            <text:p>1.3597</text:p>
          </table:table-cell>
          <table:table-cell office:value-type="string">
            <text:p>mpr-1 mpr-2 mpr-3 mpr-4</text:p>
          </table:table-cell>
          <table:table-cell office:value-type="float" office:value="75045.5">
            <text:p>75045.5</text:p>
          </table:table-cell>
          <table:table-cell office:value-type="float" office:value="74128.4">
            <text:p>74128.4</text:p>
          </table:table-cell>
          <table:table-cell office:value-type="float" office:value="149173.9">
            <text:p>149173.9</text:p>
          </table:table-cell>
          <table:table-cell office:value-type="float" office:value="1312013.54769">
            <text:p>1312013.547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24_MR1</text:p>
          </table:table-cell>
          <table:table-cell office:value-type="string">
            <text:p>OAS1_022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378">
            <text:p>1378</text:p>
          </table:table-cell>
          <table:table-cell office:value-type="float" office:value="0.852">
            <text:p>0.852</text:p>
          </table:table-cell>
          <table:table-cell office:value-type="float" office:value="1.274">
            <text:p>1.274</text:p>
          </table:table-cell>
          <table:table-cell office:value-type="string">
            <text:p>mpr-1 mpr-2 mpr-3 mpr-4</text:p>
          </table:table-cell>
          <table:table-cell office:value-type="float" office:value="79582.4">
            <text:p>79582.4</text:p>
          </table:table-cell>
          <table:table-cell office:value-type="float" office:value="78370.3">
            <text:p>78370.3</text:p>
          </table:table-cell>
          <table:table-cell office:value-type="float" office:value="157952.7">
            <text:p>157952.7</text:p>
          </table:table-cell>
          <table:table-cell office:value-type="float" office:value="1409363.20622">
            <text:p>1409363.2062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27_MR1</text:p>
          </table:table-cell>
          <table:table-cell office:value-type="string">
            <text:p>OAS1_022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1288">
            <text:p>1288</text:p>
          </table:table-cell>
          <table:table-cell office:value-type="float" office:value="0.777">
            <text:p>0.777</text:p>
          </table:table-cell>
          <table:table-cell office:value-type="float" office:value="1.3623">
            <text:p>1.3623</text:p>
          </table:table-cell>
          <table:table-cell office:value-type="string">
            <text:p>mpr-1 mpr-2 mpr-3 mpr-4</text:p>
          </table:table-cell>
          <table:table-cell office:value-type="float" office:value="71650.1">
            <text:p>71650.1</text:p>
          </table:table-cell>
          <table:table-cell office:value-type="float" office:value="71791">
            <text:p>71791</text:p>
          </table:table-cell>
          <table:table-cell office:value-type="float" office:value="143441.1">
            <text:p>143441.1</text:p>
          </table:table-cell>
          <table:table-cell office:value-type="float" office:value="1311921.06977">
            <text:p>1311921.0697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31_MR1</text:p>
          </table:table-cell>
          <table:table-cell office:value-type="string">
            <text:p>OAS1_0231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429">
            <text:p>1429</text:p>
          </table:table-cell>
          <table:table-cell office:value-type="float" office:value="0.852">
            <text:p>0.852</text:p>
          </table:table-cell>
          <table:table-cell office:value-type="float" office:value="1.2283">
            <text:p>1.2283</text:p>
          </table:table-cell>
          <table:table-cell office:value-type="string">
            <text:p>mpr-1 mpr-2 mpr-3 mpr-4</text:p>
          </table:table-cell>
          <table:table-cell office:value-type="float" office:value="80104.6">
            <text:p>80104.6</text:p>
          </table:table-cell>
          <table:table-cell office:value-type="float" office:value="80179.4">
            <text:p>80179.4</text:p>
          </table:table-cell>
          <table:table-cell office:value-type="float" office:value="160284">
            <text:p>160284</text:p>
          </table:table-cell>
          <table:table-cell office:value-type="float" office:value="1492426.54776">
            <text:p>1492426.5477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32_MR1</text:p>
          </table:table-cell>
          <table:table-cell office:value-type="string">
            <text:p>OAS1_023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582">
            <text:p>1582</text:p>
          </table:table-cell>
          <table:table-cell office:value-type="float" office:value="0.857">
            <text:p>0.857</text:p>
          </table:table-cell>
          <table:table-cell office:value-type="float" office:value="1.1095">
            <text:p>1.1095</text:p>
          </table:table-cell>
          <table:table-cell office:value-type="string">
            <text:p>mpr-1 mpr-2 mpr-3 mpr-4</text:p>
          </table:table-cell>
          <table:table-cell office:value-type="float" office:value="89022.1">
            <text:p>89022.1</text:p>
          </table:table-cell>
          <table:table-cell office:value-type="float" office:value="87851.5">
            <text:p>87851.5</text:p>
          </table:table-cell>
          <table:table-cell office:value-type="float" office:value="176873.6">
            <text:p>176873.6</text:p>
          </table:table-cell>
          <table:table-cell office:value-type="float" office:value="1559391.21875">
            <text:p>1559391.218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36_MR1</text:p>
          </table:table-cell>
          <table:table-cell office:value-type="string">
            <text:p>OAS1_023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218">
            <text:p>1218</text:p>
          </table:table-cell>
          <table:table-cell office:value-type="float" office:value="0.876">
            <text:p>0.876</text:p>
          </table:table-cell>
          <table:table-cell office:value-type="float" office:value="1.4414">
            <text:p>1.4414</text:p>
          </table:table-cell>
          <table:table-cell office:value-type="string">
            <text:p>mpr-1 mpr-2 mpr-3 mpr-4</text:p>
          </table:table-cell>
          <table:table-cell office:value-type="float" office:value="76914.9">
            <text:p>76914.9</text:p>
          </table:table-cell>
          <table:table-cell office:value-type="float" office:value="77640">
            <text:p>77640</text:p>
          </table:table-cell>
          <table:table-cell office:value-type="float" office:value="154554.9">
            <text:p>154554.9</text:p>
          </table:table-cell>
          <table:table-cell office:value-type="float" office:value="1231613.11704">
            <text:p>1231613.1170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39_MR1</text:p>
          </table:table-cell>
          <table:table-cell office:value-type="string">
            <text:p>OAS1_023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1439">
            <text:p>1439</text:p>
          </table:table-cell>
          <table:table-cell office:value-type="float" office:value="0.823">
            <text:p>0.823</text:p>
          </table:table-cell>
          <table:table-cell office:value-type="float" office:value="1.2197">
            <text:p>1.2197</text:p>
          </table:table-cell>
          <table:table-cell office:value-type="string">
            <text:p>mpr-1 mpr-2 mpr-3 mpr-4</text:p>
          </table:table-cell>
          <table:table-cell office:value-type="float" office:value="80356.2">
            <text:p>80356.2</text:p>
          </table:table-cell>
          <table:table-cell office:value-type="float" office:value="80474.5">
            <text:p>80474.5</text:p>
          </table:table-cell>
          <table:table-cell office:value-type="float" office:value="160830.7">
            <text:p>160830.7</text:p>
          </table:table-cell>
          <table:table-cell office:value-type="float" office:value="1451325.75971">
            <text:p>1451325.759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46_MR1</text:p>
          </table:table-cell>
          <table:table-cell office:value-type="string">
            <text:p>OAS1_024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522">
            <text:p>1522</text:p>
          </table:table-cell>
          <table:table-cell office:value-type="float" office:value="0.841">
            <text:p>0.841</text:p>
          </table:table-cell>
          <table:table-cell office:value-type="float" office:value="1.1531">
            <text:p>1.1531</text:p>
          </table:table-cell>
          <table:table-cell office:value-type="string">
            <text:p>mpr-1 mpr-2 mpr-3 mpr-4</text:p>
          </table:table-cell>
          <table:table-cell office:value-type="float" office:value="87225.4">
            <text:p>87225.4</text:p>
          </table:table-cell>
          <table:table-cell office:value-type="float" office:value="87850.9">
            <text:p>87850.9</text:p>
          </table:table-cell>
          <table:table-cell office:value-type="float" office:value="175076.3">
            <text:p>175076.3</text:p>
          </table:table-cell>
          <table:table-cell office:value-type="float" office:value="1556103.10342">
            <text:p>1556103.1034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49_MR1</text:p>
          </table:table-cell>
          <table:table-cell office:value-type="string">
            <text:p>OAS1_024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1217">
            <text:p>1217</text:p>
          </table:table-cell>
          <table:table-cell office:value-type="float" office:value="0.871">
            <text:p>0.871</text:p>
          </table:table-cell>
          <table:table-cell office:value-type="float" office:value="1.4426">
            <text:p>1.4426</text:p>
          </table:table-cell>
          <table:table-cell office:value-type="string">
            <text:p>mpr-1 mpr-2 mpr-3 mpr-4</text:p>
          </table:table-cell>
          <table:table-cell office:value-type="float" office:value="76749.2">
            <text:p>76749.2</text:p>
          </table:table-cell>
          <table:table-cell office:value-type="float" office:value="76875.3">
            <text:p>76875.3</text:p>
          </table:table-cell>
          <table:table-cell office:value-type="float" office:value="153624.5">
            <text:p>153624.5</text:p>
          </table:table-cell>
          <table:table-cell office:value-type="float" office:value="1269328.90641">
            <text:p>1269328.9064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50_MR1</text:p>
          </table:table-cell>
          <table:table-cell office:value-type="string">
            <text:p>OAS1_025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0.837">
            <text:p>0.837</text:p>
          </table:table-cell>
          <table:table-cell office:value-type="float" office:value="1.1698">
            <text:p>1.1698</text:p>
          </table:table-cell>
          <table:table-cell office:value-type="string">
            <text:p>mpr-1 mpr-2 mpr-3</text:p>
          </table:table-cell>
          <table:table-cell office:value-type="float" office:value="84402.9">
            <text:p>84402.9</text:p>
          </table:table-cell>
          <table:table-cell office:value-type="float" office:value="83006">
            <text:p>83006</text:p>
          </table:table-cell>
          <table:table-cell office:value-type="float" office:value="167408.9">
            <text:p>167408.9</text:p>
          </table:table-cell>
          <table:table-cell office:value-type="float" office:value="1504975.28834">
            <text:p>1504975.2883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53_MR1</text:p>
          </table:table-cell>
          <table:table-cell office:value-type="string">
            <text:p>OAS1_025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751">
            <text:p>1751</text:p>
          </table:table-cell>
          <table:table-cell office:value-type="float" office:value="0.852">
            <text:p>0.852</text:p>
          </table:table-cell>
          <table:table-cell office:value-type="float" office:value="1.0021">
            <text:p>1.0021</text:p>
          </table:table-cell>
          <table:table-cell office:value-type="string">
            <text:p>mpr-1 mpr-2 mpr-3 mpr-4</text:p>
          </table:table-cell>
          <table:table-cell office:value-type="float" office:value="97197.2">
            <text:p>97197.2</text:p>
          </table:table-cell>
          <table:table-cell office:value-type="float" office:value="97957.4">
            <text:p>97957.4</text:p>
          </table:table-cell>
          <table:table-cell office:value-type="float" office:value="195154.6">
            <text:p>195154.6</text:p>
          </table:table-cell>
          <table:table-cell office:value-type="float" office:value="1733926.23504">
            <text:p>1733926.2350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58_MR1</text:p>
          </table:table-cell>
          <table:table-cell office:value-type="string">
            <text:p>OAS1_025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16">
            <text:p>1516</text:p>
          </table:table-cell>
          <table:table-cell office:value-type="float" office:value="0.87">
            <text:p>0.87</text:p>
          </table:table-cell>
          <table:table-cell office:value-type="float" office:value="1.1578">
            <text:p>1.1578</text:p>
          </table:table-cell>
          <table:table-cell office:value-type="string">
            <text:p>mpr-1 mpr-2 mpr-3</text:p>
          </table:table-cell>
          <table:table-cell office:value-type="float" office:value="85755.4">
            <text:p>85755.4</text:p>
          </table:table-cell>
          <table:table-cell office:value-type="float" office:value="86262.7">
            <text:p>86262.7</text:p>
          </table:table-cell>
          <table:table-cell office:value-type="float" office:value="172018.1">
            <text:p>172018.1</text:p>
          </table:table-cell>
          <table:table-cell office:value-type="float" office:value="1502727.54542">
            <text:p>1502727.5454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61_MR1</text:p>
          </table:table-cell>
          <table:table-cell office:value-type="string">
            <text:p>OAS1_026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1417">
            <text:p>1417</text:p>
          </table:table-cell>
          <table:table-cell office:value-type="float" office:value="0.845">
            <text:p>0.845</text:p>
          </table:table-cell>
          <table:table-cell office:value-type="float" office:value="1.2383">
            <text:p>1.2383</text:p>
          </table:table-cell>
          <table:table-cell office:value-type="string">
            <text:p>mpr-1 mpr-2 mpr-3 mpr-4</text:p>
          </table:table-cell>
          <table:table-cell office:value-type="float" office:value="84688.1">
            <text:p>84688.1</text:p>
          </table:table-cell>
          <table:table-cell office:value-type="float" office:value="83055.3">
            <text:p>83055.3</text:p>
          </table:table-cell>
          <table:table-cell office:value-type="float" office:value="167743.4">
            <text:p>167743.4</text:p>
          </table:table-cell>
          <table:table-cell office:value-type="float" office:value="1404687.91325">
            <text:p>1404687.9132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64_MR1</text:p>
          </table:table-cell>
          <table:table-cell office:value-type="string">
            <text:p>OAS1_026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591">
            <text:p>1591</text:p>
          </table:table-cell>
          <table:table-cell office:value-type="float" office:value="0.849">
            <text:p>0.849</text:p>
          </table:table-cell>
          <table:table-cell office:value-type="float" office:value="1.1034">
            <text:p>1.1034</text:p>
          </table:table-cell>
          <table:table-cell office:value-type="string">
            <text:p>mpr-1 mpr-2 mpr-3 mpr-4</text:p>
          </table:table-cell>
          <table:table-cell office:value-type="float" office:value="92744.4">
            <text:p>92744.4</text:p>
          </table:table-cell>
          <table:table-cell office:value-type="float" office:value="92095.4">
            <text:p>92095.4</text:p>
          </table:table-cell>
          <table:table-cell office:value-type="float" office:value="184839.8">
            <text:p>184839.8</text:p>
          </table:table-cell>
          <table:table-cell office:value-type="float" office:value="1613934.078">
            <text:p>1613934.07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277_MR1</text:p>
          </table:table-cell>
          <table:table-cell office:value-type="string">
            <text:p>OAS1_027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913">
            <text:p>1913</text:p>
          </table:table-cell>
          <table:table-cell office:value-type="float" office:value="0.841">
            <text:p>0.841</text:p>
          </table:table-cell>
          <table:table-cell office:value-type="float" office:value="0.9174">
            <text:p>0.9174</text:p>
          </table:table-cell>
          <table:table-cell office:value-type="string">
            <text:p>mpr-1 mpr-2 mpr-3 mpr-4</text:p>
          </table:table-cell>
          <table:table-cell office:value-type="float" office:value="105517">
            <text:p>105517</text:p>
          </table:table-cell>
          <table:table-cell office:value-type="float" office:value="105814">
            <text:p>105814</text:p>
          </table:table-cell>
          <table:table-cell office:value-type="float" office:value="211331">
            <text:p>211331</text:p>
          </table:table-cell>
          <table:table-cell office:value-type="float" office:value="1899471.01998">
            <text:p>1899471.0199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81_MR1</text:p>
          </table:table-cell>
          <table:table-cell office:value-type="string">
            <text:p>OAS1_028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1538">
            <text:p>1538</text:p>
          </table:table-cell>
          <table:table-cell office:value-type="float" office:value="0.835">
            <text:p>0.835</text:p>
          </table:table-cell>
          <table:table-cell office:value-type="float" office:value="1.141">
            <text:p>1.141</text:p>
          </table:table-cell>
          <table:table-cell office:value-type="string">
            <text:p>mpr-1 mpr-2 mpr-3 mpr-4</text:p>
          </table:table-cell>
          <table:table-cell office:value-type="float" office:value="85046.4">
            <text:p>85046.4</text:p>
          </table:table-cell>
          <table:table-cell office:value-type="float" office:value="86140.4">
            <text:p>86140.4</text:p>
          </table:table-cell>
          <table:table-cell office:value-type="float" office:value="171186.8">
            <text:p>171186.8</text:p>
          </table:table-cell>
          <table:table-cell office:value-type="float" office:value="1554283.12939">
            <text:p>1554283.1293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85_MR1</text:p>
          </table:table-cell>
          <table:table-cell office:value-type="string">
            <text:p>OAS1_028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470">
            <text:p>1470</text:p>
          </table:table-cell>
          <table:table-cell office:value-type="float" office:value="0.843">
            <text:p>0.843</text:p>
          </table:table-cell>
          <table:table-cell office:value-type="float" office:value="1.1935">
            <text:p>1.1935</text:p>
          </table:table-cell>
          <table:table-cell office:value-type="string">
            <text:p>mpr-1 mpr-2 mpr-3 mpr-4</text:p>
          </table:table-cell>
          <table:table-cell office:value-type="float" office:value="86466.4">
            <text:p>86466.4</text:p>
          </table:table-cell>
          <table:table-cell office:value-type="float" office:value="86528.3">
            <text:p>86528.3</text:p>
          </table:table-cell>
          <table:table-cell office:value-type="float" office:value="172994.7">
            <text:p>172994.7</text:p>
          </table:table-cell>
          <table:table-cell office:value-type="float" office:value="1501528.65032">
            <text:p>1501528.6503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94_MR1</text:p>
          </table:table-cell>
          <table:table-cell office:value-type="string">
            <text:p>OAS1_029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439">
            <text:p>1439</text:p>
          </table:table-cell>
          <table:table-cell office:value-type="float" office:value="0.841">
            <text:p>0.841</text:p>
          </table:table-cell>
          <table:table-cell office:value-type="float" office:value="1.2198">
            <text:p>1.2198</text:p>
          </table:table-cell>
          <table:table-cell office:value-type="string">
            <text:p>mpr-1 mpr-2 mpr-3</text:p>
          </table:table-cell>
          <table:table-cell office:value-type="float" office:value="77305.4">
            <text:p>77305.4</text:p>
          </table:table-cell>
          <table:table-cell office:value-type="float" office:value="76814.1">
            <text:p>76814.1</text:p>
          </table:table-cell>
          <table:table-cell office:value-type="float" office:value="154119.5">
            <text:p>154119.5</text:p>
          </table:table-cell>
          <table:table-cell office:value-type="float" office:value="1449732.08145">
            <text:p>1449732.081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95_MR1</text:p>
          </table:table-cell>
          <table:table-cell office:value-type="string">
            <text:p>OAS1_0295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412">
            <text:p>1412</text:p>
          </table:table-cell>
          <table:table-cell office:value-type="float" office:value="0.803">
            <text:p>0.803</text:p>
          </table:table-cell>
          <table:table-cell office:value-type="float" office:value="1.2428">
            <text:p>1.2428</text:p>
          </table:table-cell>
          <table:table-cell office:value-type="string">
            <text:p>mpr-1 mpr-2 mpr-3</text:p>
          </table:table-cell>
          <table:table-cell office:value-type="float" office:value="80707.5">
            <text:p>80707.5</text:p>
          </table:table-cell>
          <table:table-cell office:value-type="float" office:value="81326.6">
            <text:p>81326.6</text:p>
          </table:table-cell>
          <table:table-cell office:value-type="float" office:value="162034.1">
            <text:p>162034.1</text:p>
          </table:table-cell>
          <table:table-cell office:value-type="float" office:value="1404299.95668">
            <text:p>1404299.9566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296_MR1</text:p>
          </table:table-cell>
          <table:table-cell office:value-type="string">
            <text:p>OAS1_029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1428">
            <text:p>1428</text:p>
          </table:table-cell>
          <table:table-cell office:value-type="float" office:value="0.869">
            <text:p>0.869</text:p>
          </table:table-cell>
          <table:table-cell office:value-type="float" office:value="1.2294">
            <text:p>1.2294</text:p>
          </table:table-cell>
          <table:table-cell office:value-type="string">
            <text:p>mpr-1 mpr-2 mpr-3 mpr-4</text:p>
          </table:table-cell>
          <table:table-cell office:value-type="float" office:value="88665.2">
            <text:p>88665.2</text:p>
          </table:table-cell>
          <table:table-cell office:value-type="float" office:value="87854.3">
            <text:p>87854.3</text:p>
          </table:table-cell>
          <table:table-cell office:value-type="float" office:value="176519.5">
            <text:p>176519.5</text:p>
          </table:table-cell>
          <table:table-cell office:value-type="float" office:value="1418991.34771">
            <text:p>1418991.347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02_MR1</text:p>
          </table:table-cell>
          <table:table-cell office:value-type="string">
            <text:p>OAS1_030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570">
            <text:p>1570</text:p>
          </table:table-cell>
          <table:table-cell office:value-type="float" office:value="0.831">
            <text:p>0.831</text:p>
          </table:table-cell>
          <table:table-cell office:value-type="float" office:value="1.1181">
            <text:p>1.1181</text:p>
          </table:table-cell>
          <table:table-cell office:value-type="string">
            <text:p>mpr-1 mpr-2 mpr-3 mpr-4</text:p>
          </table:table-cell>
          <table:table-cell office:value-type="float" office:value="86312.5">
            <text:p>86312.5</text:p>
          </table:table-cell>
          <table:table-cell office:value-type="float" office:value="87084">
            <text:p>87084</text:p>
          </table:table-cell>
          <table:table-cell office:value-type="float" office:value="173396.5">
            <text:p>173396.5</text:p>
          </table:table-cell>
          <table:table-cell office:value-type="float" office:value="1538388.60705">
            <text:p>1538388.6070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10_MR1</text:p>
          </table:table-cell>
          <table:table-cell office:value-type="string">
            <text:p>OAS1_031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388">
            <text:p>1388</text:p>
          </table:table-cell>
          <table:table-cell office:value-type="float" office:value="0.863">
            <text:p>0.863</text:p>
          </table:table-cell>
          <table:table-cell office:value-type="float" office:value="1.2647">
            <text:p>1.2647</text:p>
          </table:table-cell>
          <table:table-cell office:value-type="string">
            <text:p>mpr-1 mpr-2 mpr-3 mpr-4</text:p>
          </table:table-cell>
          <table:table-cell office:value-type="float" office:value="81822.7">
            <text:p>81822.7</text:p>
          </table:table-cell>
          <table:table-cell office:value-type="float" office:value="81103.9">
            <text:p>81103.9</text:p>
          </table:table-cell>
          <table:table-cell office:value-type="float" office:value="162926.6">
            <text:p>162926.6</text:p>
          </table:table-cell>
          <table:table-cell office:value-type="float" office:value="1409042.88179">
            <text:p>1409042.8817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11_MR1</text:p>
          </table:table-cell>
          <table:table-cell office:value-type="string">
            <text:p>OAS1_0311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366">
            <text:p>1366</text:p>
          </table:table-cell>
          <table:table-cell office:value-type="float" office:value="0.83">
            <text:p>0.83</text:p>
          </table:table-cell>
          <table:table-cell office:value-type="float" office:value="1.2848">
            <text:p>1.2848</text:p>
          </table:table-cell>
          <table:table-cell office:value-type="string">
            <text:p>mpr-1 mpr-2 mpr-3 mpr-4</text:p>
          </table:table-cell>
          <table:table-cell office:value-type="float" office:value="82338.2">
            <text:p>82338.2</text:p>
          </table:table-cell>
          <table:table-cell office:value-type="float" office:value="81238.1">
            <text:p>81238.1</text:p>
          </table:table-cell>
          <table:table-cell office:value-type="float" office:value="163576.3">
            <text:p>163576.3</text:p>
          </table:table-cell>
          <table:table-cell office:value-type="float" office:value="1351119.65185">
            <text:p>1351119.6518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13_MR1</text:p>
          </table:table-cell>
          <table:table-cell office:value-type="string">
            <text:p>OAS1_03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516">
            <text:p>1516</text:p>
          </table:table-cell>
          <table:table-cell office:value-type="float" office:value="0.838">
            <text:p>0.838</text:p>
          </table:table-cell>
          <table:table-cell office:value-type="float" office:value="1.1577">
            <text:p>1.1577</text:p>
          </table:table-cell>
          <table:table-cell office:value-type="string">
            <text:p>mpr-1 mpr-2 mpr-3 mpr-4</text:p>
          </table:table-cell>
          <table:table-cell office:value-type="float" office:value="82630.9">
            <text:p>82630.9</text:p>
          </table:table-cell>
          <table:table-cell office:value-type="float" office:value="82146.4">
            <text:p>82146.4</text:p>
          </table:table-cell>
          <table:table-cell office:value-type="float" office:value="164777.3">
            <text:p>164777.3</text:p>
          </table:table-cell>
          <table:table-cell office:value-type="float" office:value="1525678.0428">
            <text:p>1525678.0428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14_MR1</text:p>
          </table:table-cell>
          <table:table-cell office:value-type="string">
            <text:p>OAS1_031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1720">
            <text:p>1720</text:p>
          </table:table-cell>
          <table:table-cell office:value-type="float" office:value="0.84">
            <text:p>0.84</text:p>
          </table:table-cell>
          <table:table-cell office:value-type="float" office:value="1.0202">
            <text:p>1.0202</text:p>
          </table:table-cell>
          <table:table-cell office:value-type="string">
            <text:p>mpr-1 mpr-2 mpr-3 mpr-4</text:p>
          </table:table-cell>
          <table:table-cell office:value-type="float" office:value="94450.7">
            <text:p>94450.7</text:p>
          </table:table-cell>
          <table:table-cell office:value-type="float" office:value="95595.8">
            <text:p>95595.8</text:p>
          </table:table-cell>
          <table:table-cell office:value-type="float" office:value="190046.5">
            <text:p>190046.5</text:p>
          </table:table-cell>
          <table:table-cell office:value-type="float" office:value="1712421.92451">
            <text:p>1712421.924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18_MR1</text:p>
          </table:table-cell>
          <table:table-cell office:value-type="string">
            <text:p>OAS1_031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float" office:value="1634">
            <text:p>1634</text:p>
          </table:table-cell>
          <table:table-cell office:value-type="float" office:value="0.836">
            <text:p>0.836</text:p>
          </table:table-cell>
          <table:table-cell office:value-type="float" office:value="1.0738">
            <text:p>1.0738</text:p>
          </table:table-cell>
          <table:table-cell office:value-type="string">
            <text:p>mpr-1 mpr-2 mpr-3</text:p>
          </table:table-cell>
          <table:table-cell office:value-type="float" office:value="92197.4">
            <text:p>92197.4</text:p>
          </table:table-cell>
          <table:table-cell office:value-type="float" office:value="92717.3">
            <text:p>92717.3</text:p>
          </table:table-cell>
          <table:table-cell office:value-type="float" office:value="184914.7">
            <text:p>184914.7</text:p>
          </table:table-cell>
          <table:table-cell office:value-type="float" office:value="1615226.67345">
            <text:p>1615226.6734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19_MR1</text:p>
          </table:table-cell>
          <table:table-cell office:value-type="string">
            <text:p>OAS1_031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1527">
            <text:p>1527</text:p>
          </table:table-cell>
          <table:table-cell office:value-type="float" office:value="0.821">
            <text:p>0.821</text:p>
          </table:table-cell>
          <table:table-cell office:value-type="float" office:value="1.1494">
            <text:p>1.1494</text:p>
          </table:table-cell>
          <table:table-cell office:value-type="string">
            <text:p>mpr-1 mpr-2 mpr-3 mpr-4</text:p>
          </table:table-cell>
          <table:table-cell office:value-type="float" office:value="85577.4">
            <text:p>85577.4</text:p>
          </table:table-cell>
          <table:table-cell office:value-type="float" office:value="86065.5">
            <text:p>86065.5</text:p>
          </table:table-cell>
          <table:table-cell office:value-type="float" office:value="171642.9">
            <text:p>171642.9</text:p>
          </table:table-cell>
          <table:table-cell office:value-type="float" office:value="1521995.26769">
            <text:p>1521995.2676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21_MR1</text:p>
          </table:table-cell>
          <table:table-cell office:value-type="string">
            <text:p>OAS1_032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478">
            <text:p>1478</text:p>
          </table:table-cell>
          <table:table-cell office:value-type="float" office:value="0.843">
            <text:p>0.843</text:p>
          </table:table-cell>
          <table:table-cell office:value-type="float" office:value="1.1875">
            <text:p>1.1875</text:p>
          </table:table-cell>
          <table:table-cell office:value-type="string">
            <text:p>mpr-1 mpr-2 mpr-3 mpr-4</text:p>
          </table:table-cell>
          <table:table-cell office:value-type="float" office:value="83524.2">
            <text:p>83524.2</text:p>
          </table:table-cell>
          <table:table-cell office:value-type="float" office:value="83946">
            <text:p>83946</text:p>
          </table:table-cell>
          <table:table-cell office:value-type="float" office:value="167470.2">
            <text:p>167470.2</text:p>
          </table:table-cell>
          <table:table-cell office:value-type="float" office:value="1455541.27882">
            <text:p>1455541.2788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25_MR1</text:p>
          </table:table-cell>
          <table:table-cell office:value-type="string">
            <text:p>OAS1_0325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1422">
            <text:p>1422</text:p>
          </table:table-cell>
          <table:table-cell office:value-type="float" office:value="0.869">
            <text:p>0.869</text:p>
          </table:table-cell>
          <table:table-cell office:value-type="float" office:value="1.2344">
            <text:p>1.2344</text:p>
          </table:table-cell>
          <table:table-cell office:value-type="string">
            <text:p>mpr-1 mpr-2 mpr-3</text:p>
          </table:table-cell>
          <table:table-cell office:value-type="float" office:value="87298.7">
            <text:p>87298.7</text:p>
          </table:table-cell>
          <table:table-cell office:value-type="float" office:value="87857.3">
            <text:p>87857.3</text:p>
          </table:table-cell>
          <table:table-cell office:value-type="float" office:value="175156">
            <text:p>175156</text:p>
          </table:table-cell>
          <table:table-cell office:value-type="float" office:value="1439866.39666">
            <text:p>1439866.3966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28_MR1</text:p>
          </table:table-cell>
          <table:table-cell office:value-type="string">
            <text:p>OAS1_032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453">
            <text:p>1453</text:p>
          </table:table-cell>
          <table:table-cell office:value-type="float" office:value="0.878">
            <text:p>0.878</text:p>
          </table:table-cell>
          <table:table-cell office:value-type="float" office:value="1.2078">
            <text:p>1.2078</text:p>
          </table:table-cell>
          <table:table-cell office:value-type="string">
            <text:p>mpr-1 mpr-2 mpr-3 mpr-4</text:p>
          </table:table-cell>
          <table:table-cell office:value-type="float" office:value="83586.8">
            <text:p>83586.8</text:p>
          </table:table-cell>
          <table:table-cell office:value-type="float" office:value="82655">
            <text:p>82655</text:p>
          </table:table-cell>
          <table:table-cell office:value-type="float" office:value="166241.8">
            <text:p>166241.8</text:p>
          </table:table-cell>
          <table:table-cell office:value-type="float" office:value="1420032.02925">
            <text:p>1420032.0292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33_MR1</text:p>
          </table:table-cell>
          <table:table-cell office:value-type="string">
            <text:p>OAS1_033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1607">
            <text:p>1607</text:p>
          </table:table-cell>
          <table:table-cell office:value-type="float" office:value="0.85">
            <text:p>0.85</text:p>
          </table:table-cell>
          <table:table-cell office:value-type="float" office:value="1.0922">
            <text:p>1.0922</text:p>
          </table:table-cell>
          <table:table-cell office:value-type="string">
            <text:p>mpr-1 mpr-2 mpr-3 mpr-4</text:p>
          </table:table-cell>
          <table:table-cell office:value-type="float" office:value="91811.8">
            <text:p>91811.8</text:p>
          </table:table-cell>
          <table:table-cell office:value-type="float" office:value="93106.8">
            <text:p>93106.8</text:p>
          </table:table-cell>
          <table:table-cell office:value-type="float" office:value="184918.6">
            <text:p>184918.6</text:p>
          </table:table-cell>
          <table:table-cell office:value-type="float" office:value="1600305.84193">
            <text:p>1600305.8419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40_MR1</text:p>
          </table:table-cell>
          <table:table-cell office:value-type="string">
            <text:p>OAS1_034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650">
            <text:p>1650</text:p>
          </table:table-cell>
          <table:table-cell office:value-type="float" office:value="0.853">
            <text:p>0.853</text:p>
          </table:table-cell>
          <table:table-cell office:value-type="float" office:value="1.0633">
            <text:p>1.0633</text:p>
          </table:table-cell>
          <table:table-cell office:value-type="string">
            <text:p>mpr-1 mpr-2 mpr-3 mpr-4</text:p>
          </table:table-cell>
          <table:table-cell office:value-type="float" office:value="92214.4">
            <text:p>92214.4</text:p>
          </table:table-cell>
          <table:table-cell office:value-type="float" office:value="92751.3">
            <text:p>92751.3</text:p>
          </table:table-cell>
          <table:table-cell office:value-type="float" office:value="184965.7">
            <text:p>184965.7</text:p>
          </table:table-cell>
          <table:table-cell office:value-type="float" office:value="1661833.69645">
            <text:p>1661833.6964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44_MR1</text:p>
          </table:table-cell>
          <table:table-cell office:value-type="string">
            <text:p>OAS1_034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510">
            <text:p>1510</text:p>
          </table:table-cell>
          <table:table-cell office:value-type="float" office:value="0.851">
            <text:p>0.851</text:p>
          </table:table-cell>
          <table:table-cell office:value-type="float" office:value="1.1625">
            <text:p>1.1625</text:p>
          </table:table-cell>
          <table:table-cell office:value-type="string">
            <text:p>mpr-1 mpr-2 mpr-3 mpr-4</text:p>
          </table:table-cell>
          <table:table-cell office:value-type="float" office:value="84967.7">
            <text:p>84967.7</text:p>
          </table:table-cell>
          <table:table-cell office:value-type="float" office:value="85009.8">
            <text:p>85009.8</text:p>
          </table:table-cell>
          <table:table-cell office:value-type="float" office:value="169977.5">
            <text:p>169977.5</text:p>
          </table:table-cell>
          <table:table-cell office:value-type="float" office:value="1532908.50025">
            <text:p>1532908.5002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46_MR1</text:p>
          </table:table-cell>
          <table:table-cell office:value-type="string">
            <text:p>OAS1_034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485">
            <text:p>1485</text:p>
          </table:table-cell>
          <table:table-cell office:value-type="float" office:value="0.843">
            <text:p>0.843</text:p>
          </table:table-cell>
          <table:table-cell office:value-type="float" office:value="1.1815">
            <text:p>1.1815</text:p>
          </table:table-cell>
          <table:table-cell office:value-type="string">
            <text:p>mpr-1 mpr-2 mpr-3 mpr-4</text:p>
          </table:table-cell>
          <table:table-cell office:value-type="float" office:value="91734.5">
            <text:p>91734.5</text:p>
          </table:table-cell>
          <table:table-cell office:value-type="float" office:value="91260">
            <text:p>91260</text:p>
          </table:table-cell>
          <table:table-cell office:value-type="float" office:value="182994.5">
            <text:p>182994.5</text:p>
          </table:table-cell>
          <table:table-cell office:value-type="float" office:value="1534370.51651">
            <text:p>1534370.5165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48_MR1</text:p>
          </table:table-cell>
          <table:table-cell office:value-type="string">
            <text:p>OAS1_034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473">
            <text:p>1473</text:p>
          </table:table-cell>
          <table:table-cell office:value-type="float" office:value="0.841">
            <text:p>0.841</text:p>
          </table:table-cell>
          <table:table-cell office:value-type="float" office:value="1.1913">
            <text:p>1.1913</text:p>
          </table:table-cell>
          <table:table-cell office:value-type="string">
            <text:p>mpr-1 mpr-2 mpr-3 mpr-4</text:p>
          </table:table-cell>
          <table:table-cell office:value-type="float" office:value="86703.7">
            <text:p>86703.7</text:p>
          </table:table-cell>
          <table:table-cell office:value-type="float" office:value="86193.9">
            <text:p>86193.9</text:p>
          </table:table-cell>
          <table:table-cell office:value-type="float" office:value="172897.6">
            <text:p>172897.6</text:p>
          </table:table-cell>
          <table:table-cell office:value-type="float" office:value="1458327.81852">
            <text:p>1458327.8185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50_MR1</text:p>
          </table:table-cell>
          <table:table-cell office:value-type="string">
            <text:p>OAS1_035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77">
            <text:p>1577</text:p>
          </table:table-cell>
          <table:table-cell office:value-type="float" office:value="0.869">
            <text:p>0.869</text:p>
          </table:table-cell>
          <table:table-cell office:value-type="float" office:value="1.1126">
            <text:p>1.1126</text:p>
          </table:table-cell>
          <table:table-cell office:value-type="string">
            <text:p>mpr-1 mpr-2 mpr-3 mpr-4</text:p>
          </table:table-cell>
          <table:table-cell office:value-type="float" office:value="96692.1">
            <text:p>96692.1</text:p>
          </table:table-cell>
          <table:table-cell office:value-type="float" office:value="96766.1">
            <text:p>96766.1</text:p>
          </table:table-cell>
          <table:table-cell office:value-type="float" office:value="193458.2">
            <text:p>193458.2</text:p>
          </table:table-cell>
          <table:table-cell office:value-type="float" office:value="1540910.00032">
            <text:p>1540910.00032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53_MR1</text:p>
          </table:table-cell>
          <table:table-cell office:value-type="string">
            <text:p>OAS1_035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680">
            <text:p>1680</text:p>
          </table:table-cell>
          <table:table-cell office:value-type="float" office:value="0.8">
            <text:p>0.8</text:p>
          </table:table-cell>
          <table:table-cell office:value-type="float" office:value="1.0444">
            <text:p>1.0444</text:p>
          </table:table-cell>
          <table:table-cell office:value-type="string">
            <text:p>mpr-1 mpr-2 mpr-3 mpr-4</text:p>
          </table:table-cell>
          <table:table-cell office:value-type="float" office:value="92179.2">
            <text:p>92179.2</text:p>
          </table:table-cell>
          <table:table-cell office:value-type="float" office:value="92582.1">
            <text:p>92582.1</text:p>
          </table:table-cell>
          <table:table-cell office:value-type="float" office:value="184761.3">
            <text:p>184761.3</text:p>
          </table:table-cell>
          <table:table-cell office:value-type="float" office:value="1658612.15823">
            <text:p>1658612.1582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59_MR1</text:p>
          </table:table-cell>
          <table:table-cell office:value-type="string">
            <text:p>OAS1_035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714">
            <text:p>1714</text:p>
          </table:table-cell>
          <table:table-cell office:value-type="float" office:value="0.864">
            <text:p>0.864</text:p>
          </table:table-cell>
          <table:table-cell office:value-type="float" office:value="1.024">
            <text:p>1.024</text:p>
          </table:table-cell>
          <table:table-cell office:value-type="string">
            <text:p>mpr-1 mpr-2 mpr-3 mpr-4</text:p>
          </table:table-cell>
          <table:table-cell office:value-type="float" office:value="100439">
            <text:p>100439</text:p>
          </table:table-cell>
          <table:table-cell office:value-type="float" office:value="101711">
            <text:p>101711</text:p>
          </table:table-cell>
          <table:table-cell office:value-type="float" office:value="202150">
            <text:p>202150</text:p>
          </table:table-cell>
          <table:table-cell office:value-type="float" office:value="1757370.15859">
            <text:p>1757370.1585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61_MR1</text:p>
          </table:table-cell>
          <table:table-cell office:value-type="string">
            <text:p>OAS1_036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485">
            <text:p>1485</text:p>
          </table:table-cell>
          <table:table-cell office:value-type="float" office:value="0.842">
            <text:p>0.842</text:p>
          </table:table-cell>
          <table:table-cell office:value-type="float" office:value="1.1819">
            <text:p>1.1819</text:p>
          </table:table-cell>
          <table:table-cell office:value-type="string">
            <text:p>mpr-1 mpr-2 mpr-3 mpr-4</text:p>
          </table:table-cell>
          <table:table-cell office:value-type="float" office:value="81502.1">
            <text:p>81502.1</text:p>
          </table:table-cell>
          <table:table-cell office:value-type="float" office:value="82376.5">
            <text:p>82376.5</text:p>
          </table:table-cell>
          <table:table-cell office:value-type="float" office:value="163878.6">
            <text:p>163878.6</text:p>
          </table:table-cell>
          <table:table-cell office:value-type="float" office:value="1489745.25">
            <text:p>1489745.2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68_MR1</text:p>
          </table:table-cell>
          <table:table-cell office:value-type="string">
            <text:p>OAS1_036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572">
            <text:p>1572</text:p>
          </table:table-cell>
          <table:table-cell office:value-type="float" office:value="0.856">
            <text:p>0.856</text:p>
          </table:table-cell>
          <table:table-cell office:value-type="float" office:value="1.1162">
            <text:p>1.1162</text:p>
          </table:table-cell>
          <table:table-cell office:value-type="string">
            <text:p>mpr-1 mpr-2 mpr-3 mpr-4</text:p>
          </table:table-cell>
          <table:table-cell office:value-type="float" office:value="88040.7">
            <text:p>88040.7</text:p>
          </table:table-cell>
          <table:table-cell office:value-type="float" office:value="86588.1">
            <text:p>86588.1</text:p>
          </table:table-cell>
          <table:table-cell office:value-type="float" office:value="174628.8">
            <text:p>174628.8</text:p>
          </table:table-cell>
          <table:table-cell office:value-type="float" office:value="1585489.3899">
            <text:p>1585489.3899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70_MR1</text:p>
          </table:table-cell>
          <table:table-cell office:value-type="string">
            <text:p>OAS1_037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734">
            <text:p>1734</text:p>
          </table:table-cell>
          <table:table-cell office:value-type="float" office:value="0.847">
            <text:p>0.847</text:p>
          </table:table-cell>
          <table:table-cell office:value-type="float" office:value="1.0122">
            <text:p>1.0122</text:p>
          </table:table-cell>
          <table:table-cell office:value-type="string">
            <text:p>mpr-1 mpr-2 mpr-3</text:p>
          </table:table-cell>
          <table:table-cell office:value-type="float" office:value="98345.6">
            <text:p>98345.6</text:p>
          </table:table-cell>
          <table:table-cell office:value-type="float" office:value="98334.1">
            <text:p>98334.1</text:p>
          </table:table-cell>
          <table:table-cell office:value-type="float" office:value="196679.7">
            <text:p>196679.7</text:p>
          </table:table-cell>
          <table:table-cell office:value-type="float" office:value="1734853.04417">
            <text:p>1734853.0441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76_MR1</text:p>
          </table:table-cell>
          <table:table-cell office:value-type="string">
            <text:p>OAS1_037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1579">
            <text:p>1579</text:p>
          </table:table-cell>
          <table:table-cell office:value-type="float" office:value="0.817">
            <text:p>0.817</text:p>
          </table:table-cell>
          <table:table-cell office:value-type="float" office:value="1.1113">
            <text:p>1.1113</text:p>
          </table:table-cell>
          <table:table-cell office:value-type="string">
            <text:p>mpr-1 mpr-2 mpr-3 mpr-4</text:p>
          </table:table-cell>
          <table:table-cell office:value-type="float" office:value="87757.5">
            <text:p>87757.5</text:p>
          </table:table-cell>
          <table:table-cell office:value-type="float" office:value="88066.2">
            <text:p>88066.2</text:p>
          </table:table-cell>
          <table:table-cell office:value-type="float" office:value="175823.7">
            <text:p>175823.7</text:p>
          </table:table-cell>
          <table:table-cell office:value-type="float" office:value="1558809.91876">
            <text:p>1558809.9187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77_MR1</text:p>
          </table:table-cell>
          <table:table-cell office:value-type="string">
            <text:p>OAS1_037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567">
            <text:p>1567</text:p>
          </table:table-cell>
          <table:table-cell office:value-type="float" office:value="0.831">
            <text:p>0.831</text:p>
          </table:table-cell>
          <table:table-cell office:value-type="float" office:value="1.12">
            <text:p>1.12</text:p>
          </table:table-cell>
          <table:table-cell office:value-type="string">
            <text:p>mpr-1 mpr-2 mpr-3 mpr-4</text:p>
          </table:table-cell>
          <table:table-cell office:value-type="float" office:value="85099.8">
            <text:p>85099.8</text:p>
          </table:table-cell>
          <table:table-cell office:value-type="float" office:value="86367.5">
            <text:p>86367.5</text:p>
          </table:table-cell>
          <table:table-cell office:value-type="float" office:value="171467.3">
            <text:p>171467.3</text:p>
          </table:table-cell>
          <table:table-cell office:value-type="float" office:value="1583669.43571">
            <text:p>1583669.4357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79_MR1</text:p>
          </table:table-cell>
          <table:table-cell office:value-type="string">
            <text:p>OAS1_037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255">
            <text:p>1255</text:p>
          </table:table-cell>
          <table:table-cell office:value-type="float" office:value="0.866">
            <text:p>0.866</text:p>
          </table:table-cell>
          <table:table-cell office:value-type="float" office:value="1.3979">
            <text:p>1.3979</text:p>
          </table:table-cell>
          <table:table-cell office:value-type="string">
            <text:p>mpr-1 mpr-2 mpr-3 mpr-4</text:p>
          </table:table-cell>
          <table:table-cell office:value-type="float" office:value="71730.8">
            <text:p>71730.8</text:p>
          </table:table-cell>
          <table:table-cell office:value-type="float" office:value="71993">
            <text:p>71993</text:p>
          </table:table-cell>
          <table:table-cell office:value-type="float" office:value="143723.8">
            <text:p>143723.8</text:p>
          </table:table-cell>
          <table:table-cell office:value-type="float" office:value="1363752.23453">
            <text:p>1363752.2345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385_MR1</text:p>
          </table:table-cell>
          <table:table-cell office:value-type="string">
            <text:p>OAS1_038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643">
            <text:p>1643</text:p>
          </table:table-cell>
          <table:table-cell office:value-type="float" office:value="0.841">
            <text:p>0.841</text:p>
          </table:table-cell>
          <table:table-cell office:value-type="float" office:value="1.0684">
            <text:p>1.0684</text:p>
          </table:table-cell>
          <table:table-cell office:value-type="string">
            <text:p>mpr-1 mpr-2 mpr-3 mpr-4</text:p>
          </table:table-cell>
          <table:table-cell office:value-type="float" office:value="93911.2">
            <text:p>93911.2</text:p>
          </table:table-cell>
          <table:table-cell office:value-type="float" office:value="94644.3">
            <text:p>94644.3</text:p>
          </table:table-cell>
          <table:table-cell office:value-type="float" office:value="188555.5">
            <text:p>188555.5</text:p>
          </table:table-cell>
          <table:table-cell office:value-type="float" office:value="1653856.59332">
            <text:p>1653856.5933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86_MR1</text:p>
          </table:table-cell>
          <table:table-cell office:value-type="string">
            <text:p>OAS1_038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1490">
            <text:p>1490</text:p>
          </table:table-cell>
          <table:table-cell office:value-type="float" office:value="0.838">
            <text:p>0.838</text:p>
          </table:table-cell>
          <table:table-cell office:value-type="float" office:value="1.1776">
            <text:p>1.1776</text:p>
          </table:table-cell>
          <table:table-cell office:value-type="string">
            <text:p>mpr-1 mpr-2 mpr-3 mpr-4</text:p>
          </table:table-cell>
          <table:table-cell office:value-type="float" office:value="85083.9">
            <text:p>85083.9</text:p>
          </table:table-cell>
          <table:table-cell office:value-type="float" office:value="85380">
            <text:p>85380</text:p>
          </table:table-cell>
          <table:table-cell office:value-type="float" office:value="170463.9">
            <text:p>170463.9</text:p>
          </table:table-cell>
          <table:table-cell office:value-type="float" office:value="1501816.91177">
            <text:p>1501816.9117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87_MR1</text:p>
          </table:table-cell>
          <table:table-cell office:value-type="string">
            <text:p>OAS1_038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1149">
            <text:p>1149</text:p>
          </table:table-cell>
          <table:table-cell office:value-type="float" office:value="0.851">
            <text:p>0.851</text:p>
          </table:table-cell>
          <table:table-cell office:value-type="float" office:value="1.527">
            <text:p>1.527</text:p>
          </table:table-cell>
          <table:table-cell office:value-type="string">
            <text:p>mpr-1 mpr-2 mpr-3 mpr-4</text:p>
          </table:table-cell>
          <table:table-cell office:value-type="float" office:value="71322.2">
            <text:p>71322.2</text:p>
          </table:table-cell>
          <table:table-cell office:value-type="float" office:value="70659.5">
            <text:p>70659.5</text:p>
          </table:table-cell>
          <table:table-cell office:value-type="float" office:value="141981.7">
            <text:p>141981.7</text:p>
          </table:table-cell>
          <table:table-cell office:value-type="float" office:value="1209985.97693">
            <text:p>1209985.9769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92_MR1</text:p>
          </table:table-cell>
          <table:table-cell office:value-type="string">
            <text:p>OAS1_0392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1441">
            <text:p>1441</text:p>
          </table:table-cell>
          <table:table-cell office:value-type="float" office:value="0.848">
            <text:p>0.848</text:p>
          </table:table-cell>
          <table:table-cell office:value-type="float" office:value="1.2178">
            <text:p>1.2178</text:p>
          </table:table-cell>
          <table:table-cell office:value-type="string">
            <text:p>mpr-1 mpr-2 mpr-3 mpr-4</text:p>
          </table:table-cell>
          <table:table-cell office:value-type="float" office:value="83685.9">
            <text:p>83685.9</text:p>
          </table:table-cell>
          <table:table-cell office:value-type="float" office:value="82927">
            <text:p>82927</text:p>
          </table:table-cell>
          <table:table-cell office:value-type="float" office:value="166612.9">
            <text:p>166612.9</text:p>
          </table:table-cell>
          <table:table-cell office:value-type="float" office:value="1463126.69111">
            <text:p>1463126.6911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94_MR1</text:p>
          </table:table-cell>
          <table:table-cell office:value-type="string">
            <text:p>OAS1_039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343">
            <text:p>1343</text:p>
          </table:table-cell>
          <table:table-cell office:value-type="float" office:value="0.847">
            <text:p>0.847</text:p>
          </table:table-cell>
          <table:table-cell office:value-type="float" office:value="1.3072">
            <text:p>1.3072</text:p>
          </table:table-cell>
          <table:table-cell office:value-type="string">
            <text:p>mpr-1 mpr-2 mpr-3 mpr-4</text:p>
          </table:table-cell>
          <table:table-cell office:value-type="float" office:value="79962.2">
            <text:p>79962.2</text:p>
          </table:table-cell>
          <table:table-cell office:value-type="float" office:value="80489.1">
            <text:p>80489.1</text:p>
          </table:table-cell>
          <table:table-cell office:value-type="float" office:value="160451.3">
            <text:p>160451.3</text:p>
          </table:table-cell>
          <table:table-cell office:value-type="float" office:value="1357114.59257">
            <text:p>1357114.5925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95_MR1</text:p>
          </table:table-cell>
          <table:table-cell office:value-type="string">
            <text:p>OAS1_0395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1295">
            <text:p>1295</text:p>
          </table:table-cell>
          <table:table-cell office:value-type="float" office:value="0.834">
            <text:p>0.834</text:p>
          </table:table-cell>
          <table:table-cell office:value-type="float" office:value="1.3557">
            <text:p>1.3557</text:p>
          </table:table-cell>
          <table:table-cell office:value-type="string">
            <text:p>mpr-1 mpr-2 mpr-3 mpr-4</text:p>
          </table:table-cell>
          <table:table-cell office:value-type="float" office:value="79187.8">
            <text:p>79187.8</text:p>
          </table:table-cell>
          <table:table-cell office:value-type="float" office:value="80621.9">
            <text:p>80621.9</text:p>
          </table:table-cell>
          <table:table-cell office:value-type="float" office:value="159809.7">
            <text:p>159809.7</text:p>
          </table:table-cell>
          <table:table-cell office:value-type="float" office:value="1312739.81541">
            <text:p>1312739.81541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96_MR1</text:p>
          </table:table-cell>
          <table:table-cell office:value-type="string">
            <text:p>OAS1_039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674">
            <text:p>1674</text:p>
          </table:table-cell>
          <table:table-cell office:value-type="float" office:value="0.832">
            <text:p>0.832</text:p>
          </table:table-cell>
          <table:table-cell office:value-type="float" office:value="1.0484">
            <text:p>1.0484</text:p>
          </table:table-cell>
          <table:table-cell office:value-type="string">
            <text:p>mpr-1 mpr-2 mpr-3 mpr-4</text:p>
          </table:table-cell>
          <table:table-cell office:value-type="float" office:value="94512.7">
            <text:p>94512.7</text:p>
          </table:table-cell>
          <table:table-cell office:value-type="float" office:value="94405.2">
            <text:p>94405.2</text:p>
          </table:table-cell>
          <table:table-cell office:value-type="float" office:value="188917.9">
            <text:p>188917.9</text:p>
          </table:table-cell>
          <table:table-cell office:value-type="float" office:value="1662021.80865">
            <text:p>1662021.8086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397_MR1</text:p>
          </table:table-cell>
          <table:table-cell office:value-type="string">
            <text:p>OAS1_039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1265">
            <text:p>1265</text:p>
          </table:table-cell>
          <table:table-cell office:value-type="float" office:value="0.846">
            <text:p>0.846</text:p>
          </table:table-cell>
          <table:table-cell office:value-type="float" office:value="1.3869">
            <text:p>1.3869</text:p>
          </table:table-cell>
          <table:table-cell office:value-type="string">
            <text:p>mpr-1 mpr-2 mpr-3 mpr-4</text:p>
          </table:table-cell>
          <table:table-cell office:value-type="float" office:value="70866.6">
            <text:p>70866.6</text:p>
          </table:table-cell>
          <table:table-cell office:value-type="float" office:value="71206.3">
            <text:p>71206.3</text:p>
          </table:table-cell>
          <table:table-cell office:value-type="float" office:value="142072.9">
            <text:p>142072.9</text:p>
          </table:table-cell>
          <table:table-cell office:value-type="float" office:value="1312428.2787">
            <text:p>1312428.278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03_MR1</text:p>
          </table:table-cell>
          <table:table-cell office:value-type="string">
            <text:p>OAS1_040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592">
            <text:p>1592</text:p>
          </table:table-cell>
          <table:table-cell office:value-type="float" office:value="0.833">
            <text:p>0.833</text:p>
          </table:table-cell>
          <table:table-cell office:value-type="float" office:value="1.1025">
            <text:p>1.1025</text:p>
          </table:table-cell>
          <table:table-cell office:value-type="string">
            <text:p>mpr-1 mpr-2 mpr-3 mpr-4</text:p>
          </table:table-cell>
          <table:table-cell office:value-type="float" office:value="92044.1">
            <text:p>92044.1</text:p>
          </table:table-cell>
          <table:table-cell office:value-type="float" office:value="91182.7">
            <text:p>91182.7</text:p>
          </table:table-cell>
          <table:table-cell office:value-type="float" office:value="183226.8">
            <text:p>183226.8</text:p>
          </table:table-cell>
          <table:table-cell office:value-type="float" office:value="1596093.40227">
            <text:p>1596093.40227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06_MR1</text:p>
          </table:table-cell>
          <table:table-cell office:value-type="string">
            <text:p>OAS1_040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346">
            <text:p>1346</text:p>
          </table:table-cell>
          <table:table-cell office:value-type="float" office:value="0.855">
            <text:p>0.855</text:p>
          </table:table-cell>
          <table:table-cell office:value-type="float" office:value="1.3035">
            <text:p>1.3035</text:p>
          </table:table-cell>
          <table:table-cell office:value-type="string">
            <text:p>mpr-1 mpr-2 mpr-3 mpr-4</text:p>
          </table:table-cell>
          <table:table-cell office:value-type="float" office:value="82384.4">
            <text:p>82384.4</text:p>
          </table:table-cell>
          <table:table-cell office:value-type="float" office:value="82589.8">
            <text:p>82589.8</text:p>
          </table:table-cell>
          <table:table-cell office:value-type="float" office:value="164974.2">
            <text:p>164974.2</text:p>
          </table:table-cell>
          <table:table-cell office:value-type="float" office:value="1401089.99487">
            <text:p>1401089.99487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08_MR1</text:p>
          </table:table-cell>
          <table:table-cell office:value-type="string">
            <text:p>OAS1_040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518">
            <text:p>1518</text:p>
          </table:table-cell>
          <table:table-cell office:value-type="float" office:value="0.861">
            <text:p>0.861</text:p>
          </table:table-cell>
          <table:table-cell office:value-type="float" office:value="1.1559">
            <text:p>1.1559</text:p>
          </table:table-cell>
          <table:table-cell office:value-type="string">
            <text:p>mpr-1 mpr-2 mpr-3 mpr-4</text:p>
          </table:table-cell>
          <table:table-cell office:value-type="float" office:value="86573.2">
            <text:p>86573.2</text:p>
          </table:table-cell>
          <table:table-cell office:value-type="float" office:value="87885.1">
            <text:p>87885.1</text:p>
          </table:table-cell>
          <table:table-cell office:value-type="float" office:value="174458.3">
            <text:p>174458.3</text:p>
          </table:table-cell>
          <table:table-cell office:value-type="float" office:value="1524476.96189">
            <text:p>1524476.96189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09_MR1</text:p>
          </table:table-cell>
          <table:table-cell office:value-type="string">
            <text:p>OAS1_040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float" office:value="1569">
            <text:p>1569</text:p>
          </table:table-cell>
          <table:table-cell office:value-type="float" office:value="0.798">
            <text:p>0.798</text:p>
          </table:table-cell>
          <table:table-cell office:value-type="float" office:value="1.1184">
            <text:p>1.1184</text:p>
          </table:table-cell>
          <table:table-cell office:value-type="string">
            <text:p>mpr-1 mpr-2 mpr-3</text:p>
          </table:table-cell>
          <table:table-cell office:value-type="float" office:value="83641.1">
            <text:p>83641.1</text:p>
          </table:table-cell>
          <table:table-cell office:value-type="float" office:value="85622.7">
            <text:p>85622.7</text:p>
          </table:table-cell>
          <table:table-cell office:value-type="float" office:value="169263.8">
            <text:p>169263.8</text:p>
          </table:table-cell>
          <table:table-cell office:value-type="float" office:value="1569945.69584">
            <text:p>1569945.6958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10_MR1</text:p>
          </table:table-cell>
          <table:table-cell office:value-type="string">
            <text:p>OAS1_041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507">
            <text:p>1507</text:p>
          </table:table-cell>
          <table:table-cell office:value-type="float" office:value="0.87">
            <text:p>0.87</text:p>
          </table:table-cell>
          <table:table-cell office:value-type="float" office:value="1.1649">
            <text:p>1.1649</text:p>
          </table:table-cell>
          <table:table-cell office:value-type="string">
            <text:p>mpr-1 mpr-2 mpr-3</text:p>
          </table:table-cell>
          <table:table-cell office:value-type="float" office:value="84604.8">
            <text:p>84604.8</text:p>
          </table:table-cell>
          <table:table-cell office:value-type="float" office:value="86036.9">
            <text:p>86036.9</text:p>
          </table:table-cell>
          <table:table-cell office:value-type="float" office:value="170641.7">
            <text:p>170641.7</text:p>
          </table:table-cell>
          <table:table-cell office:value-type="float" office:value="1517935.48116">
            <text:p>1517935.4811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13_MR1</text:p>
          </table:table-cell>
          <table:table-cell office:value-type="string">
            <text:p>OAS1_0413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1447">
            <text:p>1447</text:p>
          </table:table-cell>
          <table:table-cell office:value-type="float" office:value="0.866">
            <text:p>0.866</text:p>
          </table:table-cell>
          <table:table-cell office:value-type="float" office:value="1.2126">
            <text:p>1.2126</text:p>
          </table:table-cell>
          <table:table-cell office:value-type="string">
            <text:p>mpr-1 mpr-2 mpr-3 mpr-4</text:p>
          </table:table-cell>
          <table:table-cell office:value-type="float" office:value="83868.7">
            <text:p>83868.7</text:p>
          </table:table-cell>
          <table:table-cell office:value-type="float" office:value="83470.1">
            <text:p>83470.1</text:p>
          </table:table-cell>
          <table:table-cell office:value-type="float" office:value="167338.8">
            <text:p>167338.8</text:p>
          </table:table-cell>
          <table:table-cell office:value-type="float" office:value="1486295.34484">
            <text:p>1486295.3448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15_MR1</text:p>
          </table:table-cell>
          <table:table-cell office:value-type="string">
            <text:p>OAS1_0415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542">
            <text:p>1542</text:p>
          </table:table-cell>
          <table:table-cell office:value-type="float" office:value="0.859">
            <text:p>0.859</text:p>
          </table:table-cell>
          <table:table-cell office:value-type="float" office:value="1.1381">
            <text:p>1.1381</text:p>
          </table:table-cell>
          <table:table-cell office:value-type="string">
            <text:p>mpr-1 mpr-2 mpr-3 mpr-4</text:p>
          </table:table-cell>
          <table:table-cell office:value-type="float" office:value="92426.9">
            <text:p>92426.9</text:p>
          </table:table-cell>
          <table:table-cell office:value-type="float" office:value="92604.9">
            <text:p>92604.9</text:p>
          </table:table-cell>
          <table:table-cell office:value-type="float" office:value="185031.8">
            <text:p>185031.8</text:p>
          </table:table-cell>
          <table:table-cell office:value-type="float" office:value="1572481.34401">
            <text:p>1572481.3440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16_MR1</text:p>
          </table:table-cell>
          <table:table-cell office:value-type="string">
            <text:p>OAS1_041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567">
            <text:p>1567</text:p>
          </table:table-cell>
          <table:table-cell office:value-type="float" office:value="0.852">
            <text:p>0.852</text:p>
          </table:table-cell>
          <table:table-cell office:value-type="float" office:value="1.1198">
            <text:p>1.1198</text:p>
          </table:table-cell>
          <table:table-cell office:value-type="string">
            <text:p>mpr-1 mpr-2 mpr-3 mpr-4</text:p>
          </table:table-cell>
          <table:table-cell office:value-type="float" office:value="88593.3">
            <text:p>88593.3</text:p>
          </table:table-cell>
          <table:table-cell office:value-type="float" office:value="88086.2">
            <text:p>88086.2</text:p>
          </table:table-cell>
          <table:table-cell office:value-type="float" office:value="176679.5">
            <text:p>176679.5</text:p>
          </table:table-cell>
          <table:table-cell office:value-type="float" office:value="1582894.01919">
            <text:p>1582894.01919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17_MR1</text:p>
          </table:table-cell>
          <table:table-cell office:value-type="string">
            <text:p>OAS1_041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1551">
            <text:p>1551</text:p>
          </table:table-cell>
          <table:table-cell office:value-type="float" office:value="0.855">
            <text:p>0.855</text:p>
          </table:table-cell>
          <table:table-cell office:value-type="float" office:value="1.1317">
            <text:p>1.1317</text:p>
          </table:table-cell>
          <table:table-cell office:value-type="string">
            <text:p>mpr-1 mpr-2 mpr-3 mpr-4</text:p>
          </table:table-cell>
          <table:table-cell office:value-type="float" office:value="88738.4">
            <text:p>88738.4</text:p>
          </table:table-cell>
          <table:table-cell office:value-type="float" office:value="89044.7">
            <text:p>89044.7</text:p>
          </table:table-cell>
          <table:table-cell office:value-type="float" office:value="177783.1">
            <text:p>177783.1</text:p>
          </table:table-cell>
          <table:table-cell office:value-type="float" office:value="1595177.61533">
            <text:p>1595177.6153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19_MR1</text:p>
          </table:table-cell>
          <table:table-cell office:value-type="string">
            <text:p>OAS1_041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473">
            <text:p>1473</text:p>
          </table:table-cell>
          <table:table-cell office:value-type="float" office:value="0.862">
            <text:p>0.862</text:p>
          </table:table-cell>
          <table:table-cell office:value-type="float" office:value="1.1911">
            <text:p>1.1911</text:p>
          </table:table-cell>
          <table:table-cell office:value-type="string">
            <text:p>mpr-1 mpr-2 mpr-3 mpr-4</text:p>
          </table:table-cell>
          <table:table-cell office:value-type="float" office:value="83365.1">
            <text:p>83365.1</text:p>
          </table:table-cell>
          <table:table-cell office:value-type="float" office:value="83623.1">
            <text:p>83623.1</text:p>
          </table:table-cell>
          <table:table-cell office:value-type="float" office:value="166988.2">
            <text:p>166988.2</text:p>
          </table:table-cell>
          <table:table-cell office:value-type="float" office:value="1464539.54689">
            <text:p>1464539.54689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20_MR1</text:p>
          </table:table-cell>
          <table:table-cell office:value-type="string">
            <text:p>OAS1_042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732">
            <text:p>1732</text:p>
          </table:table-cell>
          <table:table-cell office:value-type="float" office:value="0.848">
            <text:p>0.848</text:p>
          </table:table-cell>
          <table:table-cell office:value-type="float" office:value="1.0135">
            <text:p>1.0135</text:p>
          </table:table-cell>
          <table:table-cell office:value-type="string">
            <text:p>mpr-1 mpr-2 mpr-3 mpr-4</text:p>
          </table:table-cell>
          <table:table-cell office:value-type="float" office:value="100914">
            <text:p>100914</text:p>
          </table:table-cell>
          <table:table-cell office:value-type="float" office:value="101874">
            <text:p>101874</text:p>
          </table:table-cell>
          <table:table-cell office:value-type="float" office:value="202788">
            <text:p>202788</text:p>
          </table:table-cell>
          <table:table-cell office:value-type="float" office:value="1711160.1362">
            <text:p>1711160.13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21_MR1</text:p>
          </table:table-cell>
          <table:table-cell office:value-type="string">
            <text:p>OAS1_0421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655">
            <text:p>1655</text:p>
          </table:table-cell>
          <table:table-cell office:value-type="float" office:value="0.847">
            <text:p>0.847</text:p>
          </table:table-cell>
          <table:table-cell office:value-type="float" office:value="1.0607">
            <text:p>1.0607</text:p>
          </table:table-cell>
          <table:table-cell office:value-type="string">
            <text:p>mpr-1 mpr-2 mpr-3 mpr-4</text:p>
          </table:table-cell>
          <table:table-cell office:value-type="float" office:value="92659.1">
            <text:p>92659.1</text:p>
          </table:table-cell>
          <table:table-cell office:value-type="float" office:value="93451.4">
            <text:p>93451.4</text:p>
          </table:table-cell>
          <table:table-cell office:value-type="float" office:value="186110.5">
            <text:p>186110.5</text:p>
          </table:table-cell>
          <table:table-cell office:value-type="float" office:value="1643051.06062">
            <text:p>1643051.06062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31_MR1</text:p>
          </table:table-cell>
          <table:table-cell office:value-type="string">
            <text:p>OAS1_0431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405">
            <text:p>1405</text:p>
          </table:table-cell>
          <table:table-cell office:value-type="float" office:value="0.822">
            <text:p>0.822</text:p>
          </table:table-cell>
          <table:table-cell office:value-type="float" office:value="1.2488">
            <text:p>1.2488</text:p>
          </table:table-cell>
          <table:table-cell office:value-type="string">
            <text:p>mpr-1 mpr-2 mpr-3</text:p>
          </table:table-cell>
          <table:table-cell office:value-type="float" office:value="82692.1">
            <text:p>82692.1</text:p>
          </table:table-cell>
          <table:table-cell office:value-type="float" office:value="81808">
            <text:p>81808</text:p>
          </table:table-cell>
          <table:table-cell office:value-type="float" office:value="164500.1">
            <text:p>164500.1</text:p>
          </table:table-cell>
          <table:table-cell office:value-type="float" office:value="1443873.00168">
            <text:p>1443873.00168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35_MR1</text:p>
          </table:table-cell>
          <table:table-cell office:value-type="string">
            <text:p>OAS1_043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766">
            <text:p>1766</text:p>
          </table:table-cell>
          <table:table-cell office:value-type="float" office:value="0.82">
            <text:p>0.82</text:p>
          </table:table-cell>
          <table:table-cell office:value-type="float" office:value="0.994">
            <text:p>0.994</text:p>
          </table:table-cell>
          <table:table-cell office:value-type="string">
            <text:p>mpr-1 mpr-2 mpr-3 mpr-4</text:p>
          </table:table-cell>
          <table:table-cell office:value-type="float" office:value="99920.4">
            <text:p>99920.4</text:p>
          </table:table-cell>
          <table:table-cell office:value-type="float" office:value="99677.2">
            <text:p>99677.2</text:p>
          </table:table-cell>
          <table:table-cell office:value-type="float" office:value="199597.6">
            <text:p>199597.6</text:p>
          </table:table-cell>
          <table:table-cell office:value-type="float" office:value="1748890.00935">
            <text:p>1748890.00935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37_MR1</text:p>
          </table:table-cell>
          <table:table-cell office:value-type="string">
            <text:p>OAS1_043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444">
            <text:p>1444</text:p>
          </table:table-cell>
          <table:table-cell office:value-type="float" office:value="0.853">
            <text:p>0.853</text:p>
          </table:table-cell>
          <table:table-cell office:value-type="float" office:value="1.2156">
            <text:p>1.2156</text:p>
          </table:table-cell>
          <table:table-cell office:value-type="string">
            <text:p>mpr-1 mpr-2 mpr-3 mpr-4</text:p>
          </table:table-cell>
          <table:table-cell office:value-type="float" office:value="76411.2">
            <text:p>76411.2</text:p>
          </table:table-cell>
          <table:table-cell office:value-type="float" office:value="76697.3">
            <text:p>76697.3</text:p>
          </table:table-cell>
          <table:table-cell office:value-type="float" office:value="153108.5">
            <text:p>153108.5</text:p>
          </table:table-cell>
          <table:table-cell office:value-type="float" office:value="1423415.88475">
            <text:p>1423415.88475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39_MR1</text:p>
          </table:table-cell>
          <table:table-cell office:value-type="string">
            <text:p>OAS1_043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1438">
            <text:p>1438</text:p>
          </table:table-cell>
          <table:table-cell office:value-type="float" office:value="0.844">
            <text:p>0.844</text:p>
          </table:table-cell>
          <table:table-cell office:value-type="float" office:value="1.2205">
            <text:p>1.2205</text:p>
          </table:table-cell>
          <table:table-cell office:value-type="string">
            <text:p>mpr-1 mpr-2 mpr-3 mpr-4</text:p>
          </table:table-cell>
          <table:table-cell office:value-type="float" office:value="82596.9">
            <text:p>82596.9</text:p>
          </table:table-cell>
          <table:table-cell office:value-type="float" office:value="82035.9">
            <text:p>82035.9</text:p>
          </table:table-cell>
          <table:table-cell office:value-type="float" office:value="164632.8">
            <text:p>164632.8</text:p>
          </table:table-cell>
          <table:table-cell office:value-type="float" office:value="1451332.71993">
            <text:p>1451332.7199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42_MR1</text:p>
          </table:table-cell>
          <table:table-cell office:value-type="string">
            <text:p>OAS1_0442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1431">
            <text:p>1431</text:p>
          </table:table-cell>
          <table:table-cell office:value-type="float" office:value="0.847">
            <text:p>0.847</text:p>
          </table:table-cell>
          <table:table-cell office:value-type="float" office:value="1.2268">
            <text:p>1.2268</text:p>
          </table:table-cell>
          <table:table-cell office:value-type="string">
            <text:p>mpr-1 mpr-2 mpr-3 mpr-4</text:p>
          </table:table-cell>
          <table:table-cell office:value-type="float" office:value="80839.8">
            <text:p>80839.8</text:p>
          </table:table-cell>
          <table:table-cell office:value-type="float" office:value="81980">
            <text:p>81980</text:p>
          </table:table-cell>
          <table:table-cell office:value-type="float" office:value="162819.8">
            <text:p>162819.8</text:p>
          </table:table-cell>
          <table:table-cell office:value-type="float" office:value="1459400.30224">
            <text:p>1459400.3022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OAS1_0448_MR1</text:p>
          </table:table-cell>
          <table:table-cell office:value-type="string">
            <text:p>OAS1_044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1524">
            <text:p>1524</text:p>
          </table:table-cell>
          <table:table-cell office:value-type="float" office:value="0.858">
            <text:p>0.858</text:p>
          </table:table-cell>
          <table:table-cell office:value-type="float" office:value="1.1519">
            <text:p>1.1519</text:p>
          </table:table-cell>
          <table:table-cell office:value-type="string">
            <text:p>mpr-1 mpr-2 mpr-3 mpr-4</text:p>
          </table:table-cell>
          <table:table-cell office:value-type="float" office:value="85760.9">
            <text:p>85760.9</text:p>
          </table:table-cell>
          <table:table-cell office:value-type="float" office:value="86740.1">
            <text:p>86740.1</text:p>
          </table:table-cell>
          <table:table-cell office:value-type="float" office:value="172501">
            <text:p>172501</text:p>
          </table:table-cell>
          <table:table-cell office:value-type="float" office:value="1513690.32051">
            <text:p>1513690.3205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AS1_0450_MR1</text:p>
          </table:table-cell>
          <table:table-cell office:value-type="string">
            <text:p>OAS1_045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1478">
            <text:p>1478</text:p>
          </table:table-cell>
          <table:table-cell office:value-type="float" office:value="0.88">
            <text:p>0.88</text:p>
          </table:table-cell>
          <table:table-cell office:value-type="float" office:value="1.1875">
            <text:p>1.1875</text:p>
          </table:table-cell>
          <table:table-cell office:value-type="string">
            <text:p>mpr-1 mpr-2 mpr-3 mpr-4</text:p>
          </table:table-cell>
          <table:table-cell office:value-type="float" office:value="89161.3">
            <text:p>89161.3</text:p>
          </table:table-cell>
          <table:table-cell office:value-type="float" office:value="89423">
            <text:p>89423</text:p>
          </table:table-cell>
          <table:table-cell office:value-type="float" office:value="178584.3">
            <text:p>178584.3</text:p>
          </table:table-cell>
          <table:table-cell office:value-type="float" office:value="1487819.55741">
            <text:p>1487819.5574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 fo:font-size="9pt" style:font-size-asian="9pt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11/09/2015</text:date>, <text:time>11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B_5f_benchmark_5f_sulcal_5f_pits" style:display-name="PageStyle_DIB_benchmark_sulcal_pi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z</meta:initial-creator>
    <meta:creation-date>2015-08-26T10:06:16</meta:creation-date>
    <dc:creator>Guillaume AUZIAS</dc:creator>
    <dc:date>2015-11-09T11:05:47</dc:date>
    <meta:editing-cycles>3</meta:editing-cycles>
    <meta:editing-duration>PT00H36M14S</meta:editing-duration>
    <meta:generator>OpenOffice.org/3.2$Unix OpenOffice.org_project/320m19$Build-9505</meta:generator>
    <meta:document-statistic meta:table-count="1" meta:cell-count="1940" meta:object-count="0"/>
  </office:meta>
</office:document-meta>
</file>